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svg:stroke-color="#000000" draw:fill="none" draw:fill-color="#ffffff" fo:min-height="0.637cm"/>
    </style:style>
    <style:style style:name="gr4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fo:min-height="0.955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cm" svg:height="0.4cm" svg:x="4.6cm" svg:y="6.69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0.4cm" svg:height="0.4cm" svg:x="1.8cm" svg:y="6.695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2" draw:layer="layout" svg:width="2.5cm" svg:height="0.887cm" svg:x="2cm" svg:y="6.608cm">
              <draw:text-box>
                <text:p><text:span text:style-name="T1">OpenMP (none)</text:span></text:p>
              </draw:text-box>
            </draw:frame>
            <draw:frame draw:style-name="gr3" draw:text-style-name="P2" draw:layer="layout" svg:width="3cm" svg:height="0.887cm" svg:x="4.8cm" svg:y="6.595cm">
              <draw:text-box>
                <text:p><text:span text:style-name="T1">OpenMP (compact)</text:span></text:p>
              </draw:text-box>
            </draw:frame>
            <draw:custom-shape draw:style-name="gr4" draw:text-style-name="P1" draw:layer="layout" svg:width="0.4cm" svg:height="0.4cm" svg:x="7.8cm" svg:y="6.695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2" draw:layer="layout" svg:width="3.1cm" svg:height="0.887cm" svg:x="8cm" svg:y="6.595cm">
              <draw:text-box>
                <text:p><text:span text:style-name="T1">OpenMP (scatter)</text:span></text:p>
              </draw:text-box>
            </draw:frame>
            <draw:custom-shape draw:style-name="gr5" draw:text-style-name="P1" draw:layer="layout" svg:width="0.4cm" svg:height="0.4cm" svg:x="10.8cm" svg:y="6.695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2" draw:layer="layout" svg:width="3.2cm" svg:height="0.887cm" svg:x="11cm" svg:y="6.608cm">
              <draw:text-box>
                <text:p><text:span text:style-name="T1">OpenMP (balanced)</text:span></text:p>
              </draw:text-box>
            </draw:frame>
            <draw:custom-shape draw:style-name="gr6" draw:text-style-name="P1" draw:layer="layout" svg:width="0.4cm" svg:height="0.4cm" svg:x="14.1cm" svg:y="6.695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" draw:layer="layout" svg:width="1.7cm" svg:height="1.205cm" svg:x="14.3cm" svg:y="6.595cm">
              <draw:text-box>
                <text:p><text:span text:style-name="T1">Cilk Plus</text:span></text:p>
              </draw:text-box>
            </draw:frame>
          </draw:g>
        </draw:g>
        <draw:frame draw:style-name="gr8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7:07:22.639593560</dc:date>
    <meta:editing-duration>PT1H3M33S</meta:editing-duration>
    <meta:editing-cycles>16</meta:editing-cycles>
    <meta:generator>LibreOffice/4.1.5.3$Linux_X86_64 LibreOffice_project/41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1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27cm" svg:y="0.119cm" svg:width="6.902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59cm" svg:y="5.513cm" chart:style-name="ch4">
              <text:p>n</text:p>
            </chart:title>
            <chart:categories table:cell-range-address="local-table.$A$2:.$A$13"/>
          </chart:axis>
          <chart:axis chart:dimension="y" chart:name="primary-y" chart:style-name="ch5">
            <chart:title svg:x="0.612cm" svg:y="3.76cm" chart:style-name="ch6">
              <text:p>nqueens n 240</text:p>
            </chart:title>
          </chart:axis>
          <chart:series chart:style-name="ch7" chart:values-cell-range-address="local-table.$B$2:.$B$13" chart:label-cell-address="local-table.$B$1" chart:class="chart:line">
            <chart:data-point chart:repeated="12"/>
          </chart:series>
          <chart:series chart:style-name="ch8" chart:values-cell-range-address="local-table.$C$2:.$C$13" chart:label-cell-address="local-table.$C$1" chart:class="chart:line">
            <chart:data-point chart:repeated="12"/>
          </chart:series>
          <chart:series chart:style-name="ch9" chart:values-cell-range-address="local-table.$D$2:.$D$13" chart:label-cell-address="local-table.$D$1" chart:class="chart:line">
            <chart:data-point chart:repeated="12"/>
          </chart:series>
          <chart:series chart:style-name="ch10" chart:values-cell-range-address="local-table.$E$2:.$E$13" chart:label-cell-address="local-table.$E$1" chart:class="chart:line">
            <chart:data-point chart:repeated="12"/>
          </chart:series>
          <chart:series chart:style-name="ch11" chart:values-cell-range-address="local-table.$F$2:.$F$13" chart:label-cell-address="local-table.$F$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queens_omp_none</text:p>
              </table:table-cell>
              <table:table-cell office:value-type="string">
                <text:p>nqueens_omp_compact</text:p>
              </table:table-cell>
              <table:table-cell office:value-type="string">
                <text:p>nqueens_omp_scatter</text:p>
              </table:table-cell>
              <table:table-cell office:value-type="string">
                <text:p>nqueens_omp_balanced</text:p>
              </table:table-cell>
              <table:table-cell office:value-type="string">
                <text:p>nqueens_omp_cilk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0.0000690768726020292">
                <text:p>0.0000690768726020292</text:p>
              </table:table-cell>
              <table:table-cell office:value-type="float" office:value="0.0000822211679107026">
                <text:p>0.0000822211679107026</text:p>
              </table:table-cell>
              <table:table-cell office:value-type="float" office:value="0.0000810187385801533">
                <text:p>0.0000810187385801533</text:p>
              </table:table-cell>
              <table:table-cell office:value-type="float" office:value="0.0000871215043200612">
                <text:p>0.0000871215043200612</text:p>
              </table:table-cell>
              <table:table-cell office:value-type="float" office:value="0.0000674130744726795">
                <text:p>0.000067413074472679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0929627811521713">
                <text:p>0.0000929627811521713</text:p>
              </table:table-cell>
              <table:table-cell office:value-type="float" office:value="0.0000929405947026243">
                <text:p>0.0000929405947026243</text:p>
              </table:table-cell>
              <table:table-cell office:value-type="float" office:value="0.0000987874240061972">
                <text:p>0.0000987874240061972</text:p>
              </table:table-cell>
              <table:table-cell office:value-type="float" office:value="0.000107354026835995">
                <text:p>0.000107354026835995</text:p>
              </table:table-cell>
              <table:table-cell office:value-type="float" office:value="0.0000829711579858504">
                <text:p>0.00008297115798585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118607379497672">
                <text:p>0.000118607379497672</text:p>
              </table:table-cell>
              <table:table-cell office:value-type="float" office:value="0.00014637919697728">
                <text:p>0.00014637919697728</text:p>
              </table:table-cell>
              <table:table-cell office:value-type="float" office:value="0.000144253607878706">
                <text:p>0.000144253607878706</text:p>
              </table:table-cell>
              <table:table-cell office:value-type="float" office:value="0.00014900962256597">
                <text:p>0.00014900962256597</text:p>
              </table:table-cell>
              <table:table-cell office:value-type="float" office:value="0.000119629876564513">
                <text:p>0.00011962987656451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232675155467375">
                <text:p>0.000232675155467375</text:p>
              </table:table-cell>
              <table:table-cell office:value-type="float" office:value="0.000281734862012117">
                <text:p>0.000281734862012117</text:p>
              </table:table-cell>
              <table:table-cell office:value-type="float" office:value="0.000286498994840484">
                <text:p>0.000286498994840484</text:p>
              </table:table-cell>
              <table:table-cell office:value-type="float" office:value="0.000299079477465278">
                <text:p>0.000299079477465278</text:p>
              </table:table-cell>
              <table:table-cell office:value-type="float" office:value="0.000248567417316199">
                <text:p>0.0002485674173161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450339745680238">
                <text:p>0.000450339745680238</text:p>
              </table:table-cell>
              <table:table-cell office:value-type="float" office:value="0.000761194717767204">
                <text:p>0.000761194717767204</text:p>
              </table:table-cell>
              <table:table-cell office:value-type="float" office:value="0.000766502800954898">
                <text:p>0.000766502800954898</text:p>
              </table:table-cell>
              <table:table-cell office:value-type="float" office:value="0.000803620746274635">
                <text:p>0.000803620746274635</text:p>
              </table:table-cell>
              <table:table-cell office:value-type="float" office:value="0.000786057122295783">
                <text:p>0.00078605712229578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162554336988698">
                <text:p>0.00162554336988698</text:p>
              </table:table-cell>
              <table:table-cell office:value-type="float" office:value="0.00236754290473358">
                <text:p>0.00236754290473358</text:p>
              </table:table-cell>
              <table:table-cell office:value-type="float" office:value="0.00223186627417725">
                <text:p>0.00223186627417725</text:p>
              </table:table-cell>
              <table:table-cell office:value-type="float" office:value="0.00249159579295547">
                <text:p>0.00249159579295547</text:p>
              </table:table-cell>
              <table:table-cell office:value-type="float" office:value="0.00260197684744117">
                <text:p>0.0026019768474411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106790992782416">
                <text:p>0.0106790992782416</text:p>
              </table:table-cell>
              <table:table-cell office:value-type="float" office:value="0.013625549206489">
                <text:p>0.013625549206489</text:p>
              </table:table-cell>
              <table:table-cell office:value-type="float" office:value="0.0145741400082006">
                <text:p>0.0145741400082006</text:p>
              </table:table-cell>
              <table:table-cell office:value-type="float" office:value="0.0147418231050836">
                <text:p>0.0147418231050836</text:p>
              </table:table-cell>
              <table:table-cell office:value-type="float" office:value="0.0127095056300643">
                <text:p>0.012709505630064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380249090438971">
                <text:p>0.0380249090438971</text:p>
              </table:table-cell>
              <table:table-cell office:value-type="float" office:value="0.0546935328801155">
                <text:p>0.0546935328801155</text:p>
              </table:table-cell>
              <table:table-cell office:value-type="float" office:value="0.0553144087778016">
                <text:p>0.0553144087778016</text:p>
              </table:table-cell>
              <table:table-cell office:value-type="float" office:value="0.0606729703873094">
                <text:p>0.0606729703873094</text:p>
              </table:table-cell>
              <table:table-cell office:value-type="float" office:value="0.0462335374589007">
                <text:p>0.04623353745890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81873439551685">
                <text:p>0.181873439551685</text:p>
              </table:table-cell>
              <table:table-cell office:value-type="float" office:value="0.260081473654109">
                <text:p>0.260081473654109</text:p>
              </table:table-cell>
              <table:table-cell office:value-type="float" office:value="0.258966242210717">
                <text:p>0.258966242210717</text:p>
              </table:table-cell>
              <table:table-cell office:value-type="float" office:value="0.263404611483623">
                <text:p>0.263404611483623</text:p>
              </table:table-cell>
              <table:table-cell office:value-type="float" office:value="0.220860838774712">
                <text:p>0.22086083877471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798775661770657">
                <text:p>0.798775661770657</text:p>
              </table:table-cell>
              <table:table-cell office:value-type="float" office:value="1.07205023914273">
                <text:p>1.07205023914273</text:p>
              </table:table-cell>
              <table:table-cell office:value-type="float" office:value="1.06831456588223">
                <text:p>1.06831456588223</text:p>
              </table:table-cell>
              <table:table-cell office:value-type="float" office:value="1.04605159889048">
                <text:p>1.04605159889048</text:p>
              </table:table-cell>
              <table:table-cell office:value-type="float" office:value="0.739366705406217">
                <text:p>0.73936670540621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62832798765341">
                <text:p>2.62832798765341</text:p>
              </table:table-cell>
              <table:table-cell office:value-type="float" office:value="3.08594578016343">
                <text:p>3.08594578016343</text:p>
              </table:table-cell>
              <table:table-cell office:value-type="float" office:value="3.04741658494858">
                <text:p>3.04741658494858</text:p>
              </table:table-cell>
              <table:table-cell office:value-type="float" office:value="3.09119686267402">
                <text:p>3.09119686267402</text:p>
              </table:table-cell>
              <table:table-cell office:value-type="float" office:value="3.87398725792311">
                <text:p>3.8739872579231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.56517612058341">
                <text:p>5.56517612058341</text:p>
              </table:table-cell>
              <table:table-cell office:value-type="float" office:value="5.65475260559929">
                <text:p>5.65475260559929</text:p>
              </table:table-cell>
              <table:table-cell office:value-type="float" office:value="5.62089165258862">
                <text:p>5.62089165258862</text:p>
              </table:table-cell>
              <table:table-cell office:value-type="float" office:value="5.73269146105875">
                <text:p>5.73269146105875</text:p>
              </table:table-cell>
              <table:table-cell office:value-type="float" office:value="12.4499234694378">
                <text:p>12.4499234694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label-arrangement="side-by-side" chart:link-data-style-to-source="fals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27cm" svg:y="0.119cm" svg:width="6.967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662cm" svg:y="5.513cm" chart:style-name="ch4">
              <text:p>t</text:p>
            </chart:title>
            <chart:categories table:cell-range-address="local-table.$B$1:.$IG$1"/>
          </chart:axis>
          <chart:axis chart:dimension="y" chart:name="primary-y" chart:style-name="ch5">
            <chart:title svg:x="0.612cm" svg:y="3.641cm" chart:style-name="ch6">
              <text:p>nqueens 13 t</text:p>
            </chart:title>
          </chart:axis>
          <chart:series chart:style-name="ch7" chart:values-cell-range-address="local-table.$B$2:.$IG$2" chart:label-cell-address="local-table.$A$2" chart:class="chart:line">
            <chart:data-point chart:repeated="240"/>
          </chart:series>
          <chart:series chart:style-name="ch8" chart:values-cell-range-address="local-table.$B$3:.$IG$3" chart:label-cell-address="local-table.$A$3" chart:class="chart:line">
            <chart:data-point chart:repeated="240"/>
          </chart:series>
          <chart:series chart:style-name="ch9" chart:values-cell-range-address="local-table.$B$4:.$IG$4" chart:label-cell-address="local-table.$A$4" chart:class="chart:line">
            <chart:data-point chart:repeated="240"/>
          </chart:series>
          <chart:series chart:style-name="ch10" chart:values-cell-range-address="local-table.$B$5:.$IG$5" chart:label-cell-address="local-table.$A$5" chart:class="chart:line">
            <chart:data-point chart:repeated="240"/>
          </chart:series>
          <chart:series chart:style-name="ch11" chart:values-cell-range-address="local-table.$B$6:.$IG$6" chart:label-cell-address="local-table.$A$6" chart:class="chart:line">
            <chart:data-point chart:repeated="2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</table:table-row>
          </table:table-header-rows>
          <table:table-rows>
            <table:table-row>
              <table:table-cell office:value-type="string">
                <text:p>nqueens_omp_none</text:p>
              </table:table-cell>
              <table:table-cell office:value-type="float" office:value="0.345768384822981">
                <text:p>0.345768384822981</text:p>
              </table:table-cell>
              <table:table-cell office:value-type="float" office:value="0.157536881875278">
                <text:p>0.157536881875278</text:p>
              </table:table-cell>
              <table:table-cell office:value-type="float" office:value="0.233728456103047">
                <text:p>0.233728456103047</text:p>
              </table:table-cell>
              <table:table-cell office:value-type="float" office:value="0.309373936428847">
                <text:p>0.309373936428847</text:p>
              </table:table-cell>
              <table:table-cell office:value-type="float" office:value="0.389080796313744">
                <text:p>0.389080796313744</text:p>
              </table:table-cell>
              <table:table-cell office:value-type="float" office:value="0.474403195621977">
                <text:p>0.474403195621977</text:p>
              </table:table-cell>
              <table:table-cell office:value-type="float" office:value="0.554786417537322">
                <text:p>0.554786417537322</text:p>
              </table:table-cell>
              <table:table-cell office:value-type="float" office:value="0.630442174630994">
                <text:p>0.630442174630994</text:p>
              </table:table-cell>
              <table:table-cell office:value-type="float" office:value="0.693054112750797">
                <text:p>0.693054112750797</text:p>
              </table:table-cell>
              <table:table-cell office:value-type="float" office:value="0.768167843423105">
                <text:p>0.768167843423105</text:p>
              </table:table-cell>
              <table:table-cell office:value-type="float" office:value="0.863183559111776">
                <text:p>0.863183559111776</text:p>
              </table:table-cell>
              <table:table-cell office:value-type="float" office:value="0.940664029681619">
                <text:p>0.940664029681619</text:p>
              </table:table-cell>
              <table:table-cell office:value-type="float" office:value="1.00216925718121">
                <text:p>1.00216925718121</text:p>
              </table:table-cell>
              <table:table-cell office:value-type="float" office:value="1.07039471432227">
                <text:p>1.07039471432227</text:p>
              </table:table-cell>
              <table:table-cell office:value-type="float" office:value="1.15846415589951">
                <text:p>1.15846415589951</text:p>
              </table:table-cell>
              <table:table-cell office:value-type="float" office:value="1.22244404192031">
                <text:p>1.22244404192031</text:p>
              </table:table-cell>
              <table:table-cell office:value-type="float" office:value="1.31405616802177">
                <text:p>1.31405616802177</text:p>
              </table:table-cell>
              <table:table-cell office:value-type="float" office:value="1.36886538324581">
                <text:p>1.36886538324581</text:p>
              </table:table-cell>
              <table:table-cell office:value-type="float" office:value="1.51110875222263">
                <text:p>1.51110875222263</text:p>
              </table:table-cell>
              <table:table-cell office:value-type="float" office:value="1.52134480387551">
                <text:p>1.52134480387551</text:p>
              </table:table-cell>
              <table:table-cell office:value-type="float" office:value="1.58162633916398">
                <text:p>1.58162633916398</text:p>
              </table:table-cell>
              <table:table-cell office:value-type="float" office:value="1.7137189443876">
                <text:p>1.7137189443876</text:p>
              </table:table-cell>
              <table:table-cell office:value-type="float" office:value="1.69559777224758">
                <text:p>1.69559777224758</text:p>
              </table:table-cell>
              <table:table-cell office:value-type="float" office:value="1.84867515980672">
                <text:p>1.84867515980672</text:p>
              </table:table-cell>
              <table:table-cell office:value-type="float" office:value="1.92411787724552">
                <text:p>1.92411787724552</text:p>
              </table:table-cell>
              <table:table-cell office:value-type="float" office:value="1.97376151186618">
                <text:p>1.97376151186618</text:p>
              </table:table-cell>
              <table:table-cell office:value-type="float" office:value="2.02649153584248">
                <text:p>2.02649153584248</text:p>
              </table:table-cell>
              <table:table-cell office:value-type="float" office:value="2.07852959351553">
                <text:p>2.07852959351553</text:p>
              </table:table-cell>
              <table:table-cell office:value-type="float" office:value="2.17651772562718">
                <text:p>2.17651772562718</text:p>
              </table:table-cell>
              <table:table-cell office:value-type="float" office:value="2.30349727201408">
                <text:p>2.30349727201408</text:p>
              </table:table-cell>
              <table:table-cell office:value-type="float" office:value="2.28616240125611">
                <text:p>2.28616240125611</text:p>
              </table:table-cell>
              <table:table-cell office:value-type="float" office:value="2.39459687832207">
                <text:p>2.39459687832207</text:p>
              </table:table-cell>
              <table:table-cell office:value-type="float" office:value="2.51278731009513">
                <text:p>2.51278731009513</text:p>
              </table:table-cell>
              <table:table-cell office:value-type="float" office:value="2.59280237178803">
                <text:p>2.59280237178803</text:p>
              </table:table-cell>
              <table:table-cell office:value-type="float" office:value="2.71944663394135">
                <text:p>2.71944663394135</text:p>
              </table:table-cell>
              <table:table-cell office:value-type="float" office:value="2.71401137194535">
                <text:p>2.71401137194535</text:p>
              </table:table-cell>
              <table:table-cell office:value-type="float" office:value="2.86453068206315">
                <text:p>2.86453068206315</text:p>
              </table:table-cell>
              <table:table-cell office:value-type="float" office:value="2.90224553560766">
                <text:p>2.90224553560766</text:p>
              </table:table-cell>
              <table:table-cell office:value-type="float" office:value="2.93480405928201">
                <text:p>2.93480405928201</text:p>
              </table:table-cell>
              <table:table-cell office:value-type="float" office:value="2.97739481851946">
                <text:p>2.97739481851946</text:p>
              </table:table-cell>
              <table:table-cell office:value-type="float" office:value="3.04220974328103">
                <text:p>3.04220974328103</text:p>
              </table:table-cell>
              <table:table-cell office:value-type="float" office:value="3.05780576994409">
                <text:p>3.05780576994409</text:p>
              </table:table-cell>
              <table:table-cell office:value-type="float" office:value="3.15545284491048">
                <text:p>3.15545284491048</text:p>
              </table:table-cell>
              <table:table-cell office:value-type="float" office:value="3.17397457001235">
                <text:p>3.17397457001235</text:p>
              </table:table-cell>
              <table:table-cell office:value-type="float" office:value="3.19053485402508">
                <text:p>3.19053485402508</text:p>
              </table:table-cell>
              <table:table-cell office:value-type="float" office:value="3.41844115375582">
                <text:p>3.41844115375582</text:p>
              </table:table-cell>
              <table:table-cell office:value-type="float" office:value="3.24131561750623">
                <text:p>3.24131561750623</text:p>
              </table:table-cell>
              <table:table-cell office:value-type="float" office:value="3.47328152091641">
                <text:p>3.47328152091641</text:p>
              </table:table-cell>
              <table:table-cell office:value-type="float" office:value="3.62760242755946">
                <text:p>3.62760242755946</text:p>
              </table:table-cell>
              <table:table-cell office:value-type="float" office:value="3.55927105329463">
                <text:p>3.55927105329463</text:p>
              </table:table-cell>
              <table:table-cell office:value-type="float" office:value="3.74833026057437">
                <text:p>3.74833026057437</text:p>
              </table:table-cell>
              <table:table-cell office:value-type="float" office:value="3.83149963098095">
                <text:p>3.83149963098095</text:p>
              </table:table-cell>
              <table:table-cell office:value-type="float" office:value="3.92576119183829">
                <text:p>3.92576119183829</text:p>
              </table:table-cell>
              <table:table-cell office:value-type="float" office:value="4.04845233647543">
                <text:p>4.04845233647543</text:p>
              </table:table-cell>
              <table:table-cell office:value-type="float" office:value="4.02033398711016">
                <text:p>4.02033398711016</text:p>
              </table:table-cell>
              <table:table-cell office:value-type="float" office:value="3.98440522318094">
                <text:p>3.98440522318094</text:p>
              </table:table-cell>
              <table:table-cell office:value-type="float" office:value="4.16180596229388">
                <text:p>4.16180596229388</text:p>
              </table:table-cell>
              <table:table-cell office:value-type="float" office:value="4.3452683624115">
                <text:p>4.3452683624115</text:p>
              </table:table-cell>
              <table:table-cell office:value-type="float" office:value="4.23531088295971">
                <text:p>4.23531088295971</text:p>
              </table:table-cell>
              <table:table-cell office:value-type="float" office:value="4.31336538040804">
                <text:p>4.31336538040804</text:p>
              </table:table-cell>
              <table:table-cell office:value-type="float" office:value="4.45192656543855">
                <text:p>4.45192656543855</text:p>
              </table:table-cell>
              <table:table-cell office:value-type="float" office:value="4.3907288927908">
                <text:p>4.3907288927908</text:p>
              </table:table-cell>
              <table:table-cell office:value-type="float" office:value="4.46086177783169">
                <text:p>4.46086177783169</text:p>
              </table:table-cell>
              <table:table-cell office:value-type="float" office:value="4.50999893099324">
                <text:p>4.50999893099324</text:p>
              </table:table-cell>
              <table:table-cell office:value-type="float" office:value="4.61796254739967">
                <text:p>4.61796254739967</text:p>
              </table:table-cell>
              <table:table-cell office:value-type="float" office:value="4.55623625160573">
                <text:p>4.55623625160573</text:p>
              </table:table-cell>
              <table:table-cell office:value-type="float" office:value="4.6703133765264">
                <text:p>4.6703133765264</text:p>
              </table:table-cell>
              <table:table-cell office:value-type="float" office:value="4.64607092893735">
                <text:p>4.64607092893735</text:p>
              </table:table-cell>
              <table:table-cell office:value-type="float" office:value="4.62677151693038">
                <text:p>4.62677151693038</text:p>
              </table:table-cell>
              <table:table-cell office:value-type="float" office:value="4.78645639668655">
                <text:p>4.78645639668655</text:p>
              </table:table-cell>
              <table:table-cell office:value-type="float" office:value="4.76324296942051">
                <text:p>4.76324296942051</text:p>
              </table:table-cell>
              <table:table-cell office:value-type="float" office:value="4.81687721300543">
                <text:p>4.81687721300543</text:p>
              </table:table-cell>
              <table:table-cell office:value-type="float" office:value="4.73132831755388">
                <text:p>4.73132831755388</text:p>
              </table:table-cell>
              <table:table-cell office:value-type="float" office:value="4.81198772429689">
                <text:p>4.81198772429689</text:p>
              </table:table-cell>
              <table:table-cell office:value-type="float" office:value="4.88160146459889">
                <text:p>4.88160146459889</text:p>
              </table:table-cell>
              <table:table-cell office:value-type="float" office:value="4.95027062703332">
                <text:p>4.95027062703332</text:p>
              </table:table-cell>
              <table:table-cell office:value-type="float" office:value="4.75806099185178">
                <text:p>4.75806099185178</text:p>
              </table:table-cell>
              <table:table-cell office:value-type="float" office:value="4.89056318890373">
                <text:p>4.89056318890373</text:p>
              </table:table-cell>
              <table:table-cell office:value-type="float" office:value="4.85707337174915">
                <text:p>4.85707337174915</text:p>
              </table:table-cell>
              <table:table-cell office:value-type="float" office:value="5.08394297054725">
                <text:p>5.08394297054725</text:p>
              </table:table-cell>
              <table:table-cell office:value-type="float" office:value="4.98774076809073">
                <text:p>4.98774076809073</text:p>
              </table:table-cell>
              <table:table-cell office:value-type="float" office:value="4.98634302493558">
                <text:p>4.98634302493558</text:p>
              </table:table-cell>
              <table:table-cell office:value-type="float" office:value="5.01873939826943">
                <text:p>5.01873939826943</text:p>
              </table:table-cell>
              <table:table-cell office:value-type="float" office:value="4.94767325641463">
                <text:p>4.94767325641463</text:p>
              </table:table-cell>
              <table:table-cell office:value-type="float" office:value="5.19439643113278">
                <text:p>5.19439643113278</text:p>
              </table:table-cell>
              <table:table-cell office:value-type="float" office:value="5.0477113938373">
                <text:p>5.0477113938373</text:p>
              </table:table-cell>
              <table:table-cell office:value-type="float" office:value="4.98058507884665">
                <text:p>4.98058507884665</text:p>
              </table:table-cell>
              <table:table-cell office:value-type="float" office:value="5.18366652056595">
                <text:p>5.18366652056595</text:p>
              </table:table-cell>
              <table:table-cell office:value-type="float" office:value="5.17682298228437">
                <text:p>5.17682298228437</text:p>
              </table:table-cell>
              <table:table-cell office:value-type="float" office:value="5.31116239594678">
                <text:p>5.31116239594678</text:p>
              </table:table-cell>
              <table:table-cell office:value-type="float" office:value="5.33094393238088">
                <text:p>5.33094393238088</text:p>
              </table:table-cell>
              <table:table-cell office:value-type="float" office:value="5.26097486721328">
                <text:p>5.26097486721328</text:p>
              </table:table-cell>
              <table:table-cell office:value-type="float" office:value="5.26095047255576">
                <text:p>5.26095047255576</text:p>
              </table:table-cell>
              <table:table-cell office:value-type="float" office:value="5.33464341878122">
                <text:p>5.33464341878122</text:p>
              </table:table-cell>
              <table:table-cell office:value-type="float" office:value="5.38047668522055">
                <text:p>5.38047668522055</text:p>
              </table:table-cell>
              <table:table-cell office:value-type="float" office:value="5.29324562905362">
                <text:p>5.29324562905362</text:p>
              </table:table-cell>
              <table:table-cell office:value-type="float" office:value="5.44497165700153">
                <text:p>5.44497165700153</text:p>
              </table:table-cell>
              <table:table-cell office:value-type="float" office:value="5.28039374092502">
                <text:p>5.28039374092502</text:p>
              </table:table-cell>
              <table:table-cell office:value-type="float" office:value="5.40222661390574">
                <text:p>5.40222661390574</text:p>
              </table:table-cell>
              <table:table-cell office:value-type="float" office:value="5.46309092202717">
                <text:p>5.46309092202717</text:p>
              </table:table-cell>
              <table:table-cell office:value-type="float" office:value="5.35144127538212">
                <text:p>5.35144127538212</text:p>
              </table:table-cell>
              <table:table-cell office:value-type="float" office:value="5.23788388518054">
                <text:p>5.23788388518054</text:p>
              </table:table-cell>
              <table:table-cell office:value-type="float" office:value="5.46380229908252">
                <text:p>5.46380229908252</text:p>
              </table:table-cell>
              <table:table-cell office:value-type="float" office:value="5.45826762429997">
                <text:p>5.45826762429997</text:p>
              </table:table-cell>
              <table:table-cell office:value-type="float" office:value="5.32481179237603">
                <text:p>5.32481179237603</text:p>
              </table:table-cell>
              <table:table-cell office:value-type="float" office:value="5.65820596627711">
                <text:p>5.65820596627711</text:p>
              </table:table-cell>
              <table:table-cell office:value-type="float" office:value="5.5382483374707">
                <text:p>5.5382483374707</text:p>
              </table:table-cell>
              <table:table-cell office:value-type="float" office:value="5.54445158904885">
                <text:p>5.54445158904885</text:p>
              </table:table-cell>
              <table:table-cell office:value-type="float" office:value="5.41538445670505">
                <text:p>5.41538445670505</text:p>
              </table:table-cell>
              <table:table-cell office:value-type="float" office:value="5.63467638425987">
                <text:p>5.63467638425987</text:p>
              </table:table-cell>
              <table:table-cell office:value-type="float" office:value="5.71069291034694">
                <text:p>5.71069291034694</text:p>
              </table:table-cell>
              <table:table-cell office:value-type="float" office:value="5.63859253838311">
                <text:p>5.63859253838311</text:p>
              </table:table-cell>
              <table:table-cell office:value-type="float" office:value="5.68174916871206">
                <text:p>5.68174916871206</text:p>
              </table:table-cell>
              <table:table-cell office:value-type="float" office:value="5.40669185259993">
                <text:p>5.40669185259993</text:p>
              </table:table-cell>
              <table:table-cell office:value-type="float" office:value="5.73145595890355">
                <text:p>5.73145595890355</text:p>
              </table:table-cell>
              <table:table-cell office:value-type="float" office:value="5.63347949813058">
                <text:p>5.63347949813058</text:p>
              </table:table-cell>
              <table:table-cell office:value-type="float" office:value="5.67458311530604">
                <text:p>5.67458311530604</text:p>
              </table:table-cell>
              <table:table-cell office:value-type="float" office:value="5.73911936808829">
                <text:p>5.73911936808829</text:p>
              </table:table-cell>
              <table:table-cell office:value-type="float" office:value="5.64269005591032">
                <text:p>5.64269005591032</text:p>
              </table:table-cell>
              <table:table-cell office:value-type="float" office:value="5.72601256691666">
                <text:p>5.72601256691666</text:p>
              </table:table-cell>
              <table:table-cell office:value-type="float" office:value="5.76150778610674">
                <text:p>5.76150778610674</text:p>
              </table:table-cell>
              <table:table-cell office:value-type="float" office:value="5.67335207569323">
                <text:p>5.67335207569323</text:p>
              </table:table-cell>
              <table:table-cell office:value-type="float" office:value="5.67862578402321">
                <text:p>5.67862578402321</text:p>
              </table:table-cell>
              <table:table-cell office:value-type="float" office:value="5.65388080662479">
                <text:p>5.65388080662479</text:p>
              </table:table-cell>
              <table:table-cell office:value-type="float" office:value="5.73676938467351">
                <text:p>5.73676938467351</text:p>
              </table:table-cell>
              <table:table-cell office:value-type="float" office:value="5.71499455287779">
                <text:p>5.71499455287779</text:p>
              </table:table-cell>
              <table:table-cell office:value-type="float" office:value="5.68272926847096">
                <text:p>5.68272926847096</text:p>
              </table:table-cell>
              <table:table-cell office:value-type="float" office:value="5.76082739618588">
                <text:p>5.76082739618588</text:p>
              </table:table-cell>
              <table:table-cell office:value-type="float" office:value="5.63297280778257">
                <text:p>5.63297280778257</text:p>
              </table:table-cell>
              <table:table-cell office:value-type="float" office:value="5.64540484026644">
                <text:p>5.64540484026644</text:p>
              </table:table-cell>
              <table:table-cell office:value-type="float" office:value="5.71275349229">
                <text:p>5.71275349229</text:p>
              </table:table-cell>
              <table:table-cell office:value-type="float" office:value="5.73667294269599">
                <text:p>5.73667294269599</text:p>
              </table:table-cell>
              <table:table-cell office:value-type="float" office:value="5.64115901609631">
                <text:p>5.64115901609631</text:p>
              </table:table-cell>
              <table:table-cell office:value-type="float" office:value="5.73952021202262">
                <text:p>5.73952021202262</text:p>
              </table:table-cell>
              <table:table-cell office:value-type="float" office:value="5.67087578551978">
                <text:p>5.67087578551978</text:p>
              </table:table-cell>
              <table:table-cell office:value-type="float" office:value="5.57646868937798">
                <text:p>5.57646868937798</text:p>
              </table:table-cell>
              <table:table-cell office:value-type="float" office:value="5.55202101015237">
                <text:p>5.55202101015237</text:p>
              </table:table-cell>
              <table:table-cell office:value-type="float" office:value="5.51264327858">
                <text:p>5.51264327858</text:p>
              </table:table-cell>
              <table:table-cell office:value-type="float" office:value="5.54791250867374">
                <text:p>5.54791250867374</text:p>
              </table:table-cell>
              <table:table-cell office:value-type="float" office:value="5.54250195168574">
                <text:p>5.54250195168574</text:p>
              </table:table-cell>
              <table:table-cell office:value-type="float" office:value="5.5069407447985">
                <text:p>5.5069407447985</text:p>
              </table:table-cell>
              <table:table-cell office:value-type="float" office:value="5.55320615500658">
                <text:p>5.55320615500658</text:p>
              </table:table-cell>
              <table:table-cell office:value-type="float" office:value="5.56952006051482">
                <text:p>5.56952006051482</text:p>
              </table:table-cell>
              <table:table-cell office:value-type="float" office:value="5.59601399958166">
                <text:p>5.59601399958166</text:p>
              </table:table-cell>
              <table:table-cell office:value-type="float" office:value="5.52978775133841">
                <text:p>5.52978775133841</text:p>
              </table:table-cell>
              <table:table-cell office:value-type="float" office:value="5.55203604436115">
                <text:p>5.55203604436115</text:p>
              </table:table-cell>
              <table:table-cell office:value-type="float" office:value="5.59100568132859">
                <text:p>5.59100568132859</text:p>
              </table:table-cell>
              <table:table-cell office:value-type="float" office:value="5.58480002031656">
                <text:p>5.58480002031656</text:p>
              </table:table-cell>
              <table:table-cell office:value-type="float" office:value="5.56078762065917">
                <text:p>5.56078762065917</text:p>
              </table:table-cell>
              <table:table-cell office:value-type="float" office:value="5.66078703766353">
                <text:p>5.66078703766353</text:p>
              </table:table-cell>
              <table:table-cell office:value-type="float" office:value="5.65659778397159">
                <text:p>5.65659778397159</text:p>
              </table:table-cell>
              <table:table-cell office:value-type="float" office:value="5.62541124693237">
                <text:p>5.62541124693237</text:p>
              </table:table-cell>
              <table:table-cell office:value-type="float" office:value="5.72106591523535">
                <text:p>5.72106591523535</text:p>
              </table:table-cell>
              <table:table-cell office:value-type="float" office:value="5.70533561403536">
                <text:p>5.70533561403536</text:p>
              </table:table-cell>
              <table:table-cell office:value-type="float" office:value="5.72554658655087">
                <text:p>5.72554658655087</text:p>
              </table:table-cell>
              <table:table-cell office:value-type="float" office:value="5.69983647237351">
                <text:p>5.69983647237351</text:p>
              </table:table-cell>
              <table:table-cell office:value-type="float" office:value="5.72189440594041">
                <text:p>5.72189440594041</text:p>
              </table:table-cell>
              <table:table-cell office:value-type="float" office:value="5.71381252739845">
                <text:p>5.71381252739845</text:p>
              </table:table-cell>
              <table:table-cell office:value-type="float" office:value="5.74757097166351">
                <text:p>5.74757097166351</text:p>
              </table:table-cell>
              <table:table-cell office:value-type="float" office:value="5.69603845979193">
                <text:p>5.69603845979193</text:p>
              </table:table-cell>
              <table:table-cell office:value-type="float" office:value="5.71256850400352">
                <text:p>5.71256850400352</text:p>
              </table:table-cell>
              <table:table-cell office:value-type="float" office:value="5.69329274781192">
                <text:p>5.69329274781192</text:p>
              </table:table-cell>
              <table:table-cell office:value-type="float" office:value="5.73432158193391">
                <text:p>5.73432158193391</text:p>
              </table:table-cell>
              <table:table-cell office:value-type="float" office:value="5.70816030150066">
                <text:p>5.70816030150066</text:p>
              </table:table-cell>
              <table:table-cell office:value-type="float" office:value="5.68876466799532">
                <text:p>5.68876466799532</text:p>
              </table:table-cell>
              <table:table-cell office:value-type="float" office:value="5.72539802467331">
                <text:p>5.72539802467331</text:p>
              </table:table-cell>
              <table:table-cell office:value-type="float" office:value="5.7051390237632">
                <text:p>5.7051390237632</text:p>
              </table:table-cell>
              <table:table-cell office:value-type="float" office:value="5.70733301849207">
                <text:p>5.70733301849207</text:p>
              </table:table-cell>
              <table:table-cell office:value-type="float" office:value="5.69360715936287">
                <text:p>5.69360715936287</text:p>
              </table:table-cell>
              <table:table-cell office:value-type="float" office:value="5.71089878087755">
                <text:p>5.71089878087755</text:p>
              </table:table-cell>
              <table:table-cell office:value-type="float" office:value="5.68725686086258">
                <text:p>5.68725686086258</text:p>
              </table:table-cell>
              <table:table-cell office:value-type="float" office:value="5.70700325264107">
                <text:p>5.70700325264107</text:p>
              </table:table-cell>
              <table:table-cell office:value-type="float" office:value="5.68268925097837">
                <text:p>5.68268925097837</text:p>
              </table:table-cell>
              <table:table-cell office:value-type="float" office:value="5.69734891782551">
                <text:p>5.69734891782551</text:p>
              </table:table-cell>
              <table:table-cell office:value-type="float" office:value="5.67444654076858">
                <text:p>5.67444654076858</text:p>
              </table:table-cell>
              <table:table-cell office:value-type="float" office:value="5.71285482377741">
                <text:p>5.71285482377741</text:p>
              </table:table-cell>
              <table:table-cell office:value-type="float" office:value="5.72385944954481">
                <text:p>5.72385944954481</text:p>
              </table:table-cell>
              <table:table-cell office:value-type="float" office:value="5.71396210289458">
                <text:p>5.71396210289458</text:p>
              </table:table-cell>
              <table:table-cell office:value-type="float" office:value="5.72866748362395">
                <text:p>5.72866748362395</text:p>
              </table:table-cell>
              <table:table-cell office:value-type="float" office:value="5.64114179104329">
                <text:p>5.64114179104329</text:p>
              </table:table-cell>
              <table:table-cell office:value-type="float" office:value="5.72082050979927">
                <text:p>5.72082050979927</text:p>
              </table:table-cell>
              <table:table-cell office:value-type="float" office:value="5.70866005349943">
                <text:p>5.70866005349943</text:p>
              </table:table-cell>
              <table:table-cell office:value-type="float" office:value="5.68609611731089">
                <text:p>5.68609611731089</text:p>
              </table:table-cell>
              <table:table-cell office:value-type="float" office:value="5.63591285862493">
                <text:p>5.63591285862493</text:p>
              </table:table-cell>
              <table:table-cell office:value-type="float" office:value="5.66787745220355">
                <text:p>5.66787745220355</text:p>
              </table:table-cell>
              <table:table-cell office:value-type="float" office:value="5.67179629800362">
                <text:p>5.67179629800362</text:p>
              </table:table-cell>
              <table:table-cell office:value-type="float" office:value="5.66301534233224">
                <text:p>5.66301534233224</text:p>
              </table:table-cell>
              <table:table-cell office:value-type="float" office:value="5.67207580804108">
                <text:p>5.67207580804108</text:p>
              </table:table-cell>
              <table:table-cell office:value-type="float" office:value="5.69157021538054">
                <text:p>5.69157021538054</text:p>
              </table:table-cell>
              <table:table-cell office:value-type="float" office:value="5.72271316788833">
                <text:p>5.72271316788833</text:p>
              </table:table-cell>
              <table:table-cell office:value-type="float" office:value="5.67218491170039">
                <text:p>5.67218491170039</text:p>
              </table:table-cell>
              <table:table-cell office:value-type="float" office:value="5.68145686209934">
                <text:p>5.68145686209934</text:p>
              </table:table-cell>
              <table:table-cell office:value-type="float" office:value="5.69994650388589">
                <text:p>5.69994650388589</text:p>
              </table:table-cell>
              <table:table-cell office:value-type="float" office:value="5.67471997263182">
                <text:p>5.67471997263182</text:p>
              </table:table-cell>
              <table:table-cell office:value-type="float" office:value="5.66571482999634">
                <text:p>5.66571482999634</text:p>
              </table:table-cell>
              <table:table-cell office:value-type="float" office:value="5.61035197075823">
                <text:p>5.61035197075823</text:p>
              </table:table-cell>
              <table:table-cell office:value-type="float" office:value="5.69576587678264">
                <text:p>5.69576587678264</text:p>
              </table:table-cell>
              <table:table-cell office:value-type="float" office:value="5.67554287256512">
                <text:p>5.67554287256512</text:p>
              </table:table-cell>
              <table:table-cell office:value-type="float" office:value="5.63356894944424">
                <text:p>5.63356894944424</text:p>
              </table:table-cell>
              <table:table-cell office:value-type="float" office:value="5.63632272039447">
                <text:p>5.63632272039447</text:p>
              </table:table-cell>
              <table:table-cell office:value-type="float" office:value="5.67968144598891">
                <text:p>5.67968144598891</text:p>
              </table:table-cell>
              <table:table-cell office:value-type="float" office:value="5.69709610447645">
                <text:p>5.69709610447645</text:p>
              </table:table-cell>
              <table:table-cell office:value-type="float" office:value="5.67505135211731">
                <text:p>5.67505135211731</text:p>
              </table:table-cell>
              <table:table-cell office:value-type="float" office:value="5.56797589844273">
                <text:p>5.56797589844273</text:p>
              </table:table-cell>
              <table:table-cell office:value-type="float" office:value="5.6087310446317">
                <text:p>5.6087310446317</text:p>
              </table:table-cell>
              <table:table-cell office:value-type="float" office:value="5.66866415069587">
                <text:p>5.66866415069587</text:p>
              </table:table-cell>
              <table:table-cell office:value-type="float" office:value="5.55508809174762">
                <text:p>5.55508809174762</text:p>
              </table:table-cell>
              <table:table-cell office:value-type="float" office:value="5.55570859375683">
                <text:p>5.55570859375683</text:p>
              </table:table-cell>
              <table:table-cell office:value-type="float" office:value="5.66170298996564">
                <text:p>5.66170298996564</text:p>
              </table:table-cell>
              <table:table-cell office:value-type="float" office:value="5.58270687004659">
                <text:p>5.58270687004659</text:p>
              </table:table-cell>
              <table:table-cell office:value-type="float" office:value="5.59406377437271">
                <text:p>5.59406377437271</text:p>
              </table:table-cell>
              <table:table-cell office:value-type="float" office:value="5.61674386028976">
                <text:p>5.61674386028976</text:p>
              </table:table-cell>
              <table:table-cell office:value-type="float" office:value="5.59263415098328">
                <text:p>5.59263415098328</text:p>
              </table:table-cell>
              <table:table-cell office:value-type="float" office:value="5.60225879668735">
                <text:p>5.60225879668735</text:p>
              </table:table-cell>
              <table:table-cell office:value-type="float" office:value="5.63156068618711">
                <text:p>5.63156068618711</text:p>
              </table:table-cell>
              <table:table-cell office:value-type="float" office:value="5.65278739201086">
                <text:p>5.65278739201086</text:p>
              </table:table-cell>
              <table:table-cell office:value-type="float" office:value="5.64686229182528">
                <text:p>5.64686229182528</text:p>
              </table:table-cell>
              <table:table-cell office:value-type="float" office:value="5.69491156386707">
                <text:p>5.69491156386707</text:p>
              </table:table-cell>
              <table:table-cell office:value-type="float" office:value="5.60425745657827">
                <text:p>5.60425745657827</text:p>
              </table:table-cell>
              <table:table-cell office:value-type="float" office:value="5.56084074560901">
                <text:p>5.56084074560901</text:p>
              </table:table-cell>
              <table:table-cell office:value-type="float" office:value="5.63658879040965">
                <text:p>5.63658879040965</text:p>
              </table:table-cell>
              <table:table-cell office:value-type="float" office:value="5.55989393198227">
                <text:p>5.55989393198227</text:p>
              </table:table-cell>
              <table:table-cell office:value-type="float" office:value="5.54960015284971">
                <text:p>5.54960015284971</text:p>
              </table:table-cell>
              <table:table-cell office:value-type="float" office:value="5.55041693419572">
                <text:p>5.55041693419572</text:p>
              </table:table-cell>
              <table:table-cell office:value-type="float" office:value="5.58241644397816">
                <text:p>5.58241644397816</text:p>
              </table:table-cell>
              <table:table-cell office:value-type="float" office:value="5.59067747257322">
                <text:p>5.59067747257322</text:p>
              </table:table-cell>
              <table:table-cell office:value-type="float" office:value="5.63694359541738">
                <text:p>5.63694359541738</text:p>
              </table:table-cell>
              <table:table-cell office:value-type="float" office:value="5.59663821357084">
                <text:p>5.59663821357084</text:p>
              </table:table-cell>
              <table:table-cell office:value-type="float" office:value="5.6062344768255">
                <text:p>5.6062344768255</text:p>
              </table:table-cell>
              <table:table-cell office:value-type="float" office:value="5.5842301989627">
                <text:p>5.5842301989627</text:p>
              </table:table-cell>
              <table:table-cell office:value-type="float" office:value="5.5725630257373">
                <text:p>5.5725630257373</text:p>
              </table:table-cell>
              <table:table-cell office:value-type="float" office:value="5.5980269862381">
                <text:p>5.5980269862381</text:p>
              </table:table-cell>
              <table:table-cell office:value-type="float" office:value="5.61351035959422">
                <text:p>5.61351035959422</text:p>
              </table:table-cell>
              <table:table-cell office:value-type="float" office:value="5.57656399025134">
                <text:p>5.57656399025134</text:p>
              </table:table-cell>
              <table:table-cell office:value-type="float" office:value="5.52301494649804">
                <text:p>5.52301494649804</text:p>
              </table:table-cell>
              <table:table-cell office:value-type="float" office:value="5.58585444499074">
                <text:p>5.58585444499074</text:p>
              </table:table-cell>
              <table:table-cell office:value-type="float" office:value="5.5156069703309">
                <text:p>5.5156069703309</text:p>
              </table:table-cell>
              <table:table-cell office:value-type="float" office:value="5.53656594556813">
                <text:p>5.53656594556813</text:p>
              </table:table-cell>
              <table:table-cell office:value-type="float" office:value="5.58424736091175">
                <text:p>5.58424736091175</text:p>
              </table:table-cell>
              <table:table-cell office:value-type="float" office:value="5.56517612058341">
                <text:p>5.56517612058341</text:p>
              </table:table-cell>
            </table:table-row>
            <table:table-row>
              <table:table-cell office:value-type="string">
                <text:p>nqueens_omp_compact</text:p>
              </table:table-cell>
              <table:table-cell office:value-type="float" office:value="0.345990211743047">
                <text:p>0.345990211743047</text:p>
              </table:table-cell>
              <table:table-cell office:value-type="float" office:value="0.109001809555862">
                <text:p>0.109001809555862</text:p>
              </table:table-cell>
              <table:table-cell office:value-type="float" office:value="0.116999587293329">
                <text:p>0.116999587293329</text:p>
              </table:table-cell>
              <table:table-cell office:value-type="float" office:value="0.116709292730561">
                <text:p>0.116709292730561</text:p>
              </table:table-cell>
              <table:table-cell office:value-type="float" office:value="0.191581401778418">
                <text:p>0.191581401778418</text:p>
              </table:table-cell>
              <table:table-cell office:value-type="float" office:value="0.220817941138025">
                <text:p>0.220817941138025</text:p>
              </table:table-cell>
              <table:table-cell office:value-type="float" office:value="0.244212519925918">
                <text:p>0.244212519925918</text:p>
              </table:table-cell>
              <table:table-cell office:value-type="float" office:value="0.229210317142557">
                <text:p>0.229210317142557</text:p>
              </table:table-cell>
              <table:table-cell office:value-type="float" office:value="0.325588844708539">
                <text:p>0.325588844708539</text:p>
              </table:table-cell>
              <table:table-cell office:value-type="float" office:value="0.334440516028371">
                <text:p>0.334440516028371</text:p>
              </table:table-cell>
              <table:table-cell office:value-type="float" office:value="0.366231335496846">
                <text:p>0.366231335496846</text:p>
              </table:table-cell>
              <table:table-cell office:value-type="float" office:value="0.361488107583447">
                <text:p>0.361488107583447</text:p>
              </table:table-cell>
              <table:table-cell office:value-type="float" office:value="0.440809070919426">
                <text:p>0.440809070919426</text:p>
              </table:table-cell>
              <table:table-cell office:value-type="float" office:value="0.46115482502875">
                <text:p>0.46115482502875</text:p>
              </table:table-cell>
              <table:table-cell office:value-type="float" office:value="0.488639805379455">
                <text:p>0.488639805379455</text:p>
              </table:table-cell>
              <table:table-cell office:value-type="float" office:value="0.467515649536566">
                <text:p>0.467515649536566</text:p>
              </table:table-cell>
              <table:table-cell office:value-type="float" office:value="0.55898836244675">
                <text:p>0.55898836244675</text:p>
              </table:table-cell>
              <table:table-cell office:value-type="float" office:value="0.610203711335665">
                <text:p>0.610203711335665</text:p>
              </table:table-cell>
              <table:table-cell office:value-type="float" office:value="0.595800574010908">
                <text:p>0.595800574010908</text:p>
              </table:table-cell>
              <table:table-cell office:value-type="float" office:value="0.61321038164435">
                <text:p>0.61321038164435</text:p>
              </table:table-cell>
              <table:table-cell office:value-type="float" office:value="0.669275055597837">
                <text:p>0.669275055597837</text:p>
              </table:table-cell>
              <table:table-cell office:value-type="float" office:value="0.716115228675739">
                <text:p>0.716115228675739</text:p>
              </table:table-cell>
              <table:table-cell office:value-type="float" office:value="0.706745388637168">
                <text:p>0.706745388637168</text:p>
              </table:table-cell>
              <table:table-cell office:value-type="float" office:value="0.737345320656077">
                <text:p>0.737345320656077</text:p>
              </table:table-cell>
              <table:table-cell office:value-type="float" office:value="0.779115123862444">
                <text:p>0.779115123862444</text:p>
              </table:table-cell>
              <table:table-cell office:value-type="float" office:value="0.830713237545177">
                <text:p>0.830713237545177</text:p>
              </table:table-cell>
              <table:table-cell office:value-type="float" office:value="0.851374621235729">
                <text:p>0.851374621235729</text:p>
              </table:table-cell>
              <table:table-cell office:value-type="float" office:value="0.831544984518836">
                <text:p>0.831544984518836</text:p>
              </table:table-cell>
              <table:table-cell office:value-type="float" office:value="0.925212203594817">
                <text:p>0.925212203594817</text:p>
              </table:table-cell>
              <table:table-cell office:value-type="float" office:value="0.935654512580934">
                <text:p>0.935654512580934</text:p>
              </table:table-cell>
              <table:table-cell office:value-type="float" office:value="0.952120268613807">
                <text:p>0.952120268613807</text:p>
              </table:table-cell>
              <table:table-cell office:value-type="float" office:value="0.990955412108811">
                <text:p>0.990955412108811</text:p>
              </table:table-cell>
              <table:table-cell office:value-type="float" office:value="1.03422431724742">
                <text:p>1.03422431724742</text:p>
              </table:table-cell>
              <table:table-cell office:value-type="float" office:value="1.09189125117386">
                <text:p>1.09189125117386</text:p>
              </table:table-cell>
              <table:table-cell office:value-type="float" office:value="1.09130458624355">
                <text:p>1.09130458624355</text:p>
              </table:table-cell>
              <table:table-cell office:value-type="float" office:value="1.04784335755873">
                <text:p>1.04784335755873</text:p>
              </table:table-cell>
              <table:table-cell office:value-type="float" office:value="1.16344719480308">
                <text:p>1.16344719480308</text:p>
              </table:table-cell>
              <table:table-cell office:value-type="float" office:value="1.20428591022437">
                <text:p>1.20428591022437</text:p>
              </table:table-cell>
              <table:table-cell office:value-type="float" office:value="1.19683983960072">
                <text:p>1.19683983960072</text:p>
              </table:table-cell>
              <table:table-cell office:value-type="float" office:value="1.20407947641741">
                <text:p>1.20407947641741</text:p>
              </table:table-cell>
              <table:table-cell office:value-type="float" office:value="1.29049708684368">
                <text:p>1.29049708684368</text:p>
              </table:table-cell>
              <table:table-cell office:value-type="float" office:value="1.27481277796365">
                <text:p>1.27481277796365</text:p>
              </table:table-cell>
              <table:table-cell office:value-type="float" office:value="1.31706086110478">
                <text:p>1.31706086110478</text:p>
              </table:table-cell>
              <table:table-cell office:value-type="float" office:value="1.31624910044138">
                <text:p>1.31624910044138</text:p>
              </table:table-cell>
              <table:table-cell office:value-type="float" office:value="1.35364503592909">
                <text:p>1.35364503592909</text:p>
              </table:table-cell>
              <table:table-cell office:value-type="float" office:value="1.43872185341573">
                <text:p>1.43872185341573</text:p>
              </table:table-cell>
              <table:table-cell office:value-type="float" office:value="1.46972084126018">
                <text:p>1.46972084126018</text:p>
              </table:table-cell>
              <table:table-cell office:value-type="float" office:value="1.43566073418617">
                <text:p>1.43566073418617</text:p>
              </table:table-cell>
              <table:table-cell office:value-type="float" office:value="1.50698949321226">
                <text:p>1.50698949321226</text:p>
              </table:table-cell>
              <table:table-cell office:value-type="float" office:value="1.54130119453856">
                <text:p>1.54130119453856</text:p>
              </table:table-cell>
              <table:table-cell office:value-type="float" office:value="1.52493475223757">
                <text:p>1.52493475223757</text:p>
              </table:table-cell>
              <table:table-cell office:value-type="float" office:value="1.51376790685312">
                <text:p>1.51376790685312</text:p>
              </table:table-cell>
              <table:table-cell office:value-type="float" office:value="1.6009350079757">
                <text:p>1.6009350079757</text:p>
              </table:table-cell>
              <table:table-cell office:value-type="float" office:value="1.65799158057988">
                <text:p>1.65799158057988</text:p>
              </table:table-cell>
              <table:table-cell office:value-type="float" office:value="1.65390817792805">
                <text:p>1.65390817792805</text:p>
              </table:table-cell>
              <table:table-cell office:value-type="float" office:value="1.66346932837323">
                <text:p>1.66346932837323</text:p>
              </table:table-cell>
              <table:table-cell office:value-type="float" office:value="1.74383128955131">
                <text:p>1.74383128955131</text:p>
              </table:table-cell>
              <table:table-cell office:value-type="float" office:value="1.77790362810635">
                <text:p>1.77790362810635</text:p>
              </table:table-cell>
              <table:table-cell office:value-type="float" office:value="1.76442775817826">
                <text:p>1.76442775817826</text:p>
              </table:table-cell>
              <table:table-cell office:value-type="float" office:value="1.81114425223203">
                <text:p>1.81114425223203</text:p>
              </table:table-cell>
              <table:table-cell office:value-type="float" office:value="1.87298080744466">
                <text:p>1.87298080744466</text:p>
              </table:table-cell>
              <table:table-cell office:value-type="float" office:value="1.92204037377361">
                <text:p>1.92204037377361</text:p>
              </table:table-cell>
              <table:table-cell office:value-type="float" office:value="1.92306651957097">
                <text:p>1.92306651957097</text:p>
              </table:table-cell>
              <table:table-cell office:value-type="float" office:value="1.89915972857104">
                <text:p>1.89915972857104</text:p>
              </table:table-cell>
              <table:table-cell office:value-type="float" office:value="1.98150027666827">
                <text:p>1.98150027666827</text:p>
              </table:table-cell>
              <table:table-cell office:value-type="float" office:value="2.01251236425657">
                <text:p>2.01251236425657</text:p>
              </table:table-cell>
              <table:table-cell office:value-type="float" office:value="1.98976123803792">
                <text:p>1.98976123803792</text:p>
              </table:table-cell>
              <table:table-cell office:value-type="float" office:value="2.01029483088132">
                <text:p>2.01029483088132</text:p>
              </table:table-cell>
              <table:table-cell office:value-type="float" office:value="2.0300006624325">
                <text:p>2.0300006624325</text:p>
              </table:table-cell>
              <table:table-cell office:value-type="float" office:value="2.04272725025296">
                <text:p>2.04272725025296</text:p>
              </table:table-cell>
              <table:table-cell office:value-type="float" office:value="2.06352749683204">
                <text:p>2.06352749683204</text:p>
              </table:table-cell>
              <table:table-cell office:value-type="float" office:value="2.10103642154102">
                <text:p>2.10103642154102</text:p>
              </table:table-cell>
              <table:table-cell office:value-type="float" office:value="2.13291637574862">
                <text:p>2.13291637574862</text:p>
              </table:table-cell>
              <table:table-cell office:value-type="float" office:value="2.19627205756665">
                <text:p>2.19627205756665</text:p>
              </table:table-cell>
              <table:table-cell office:value-type="float" office:value="2.18752549742354">
                <text:p>2.18752549742354</text:p>
              </table:table-cell>
              <table:table-cell office:value-type="float" office:value="2.20641146026347">
                <text:p>2.20641146026347</text:p>
              </table:table-cell>
              <table:table-cell office:value-type="float" office:value="2.30037790834772">
                <text:p>2.30037790834772</text:p>
              </table:table-cell>
              <table:table-cell office:value-type="float" office:value="2.32607074502927">
                <text:p>2.32607074502927</text:p>
              </table:table-cell>
              <table:table-cell office:value-type="float" office:value="2.34273560284817">
                <text:p>2.34273560284817</text:p>
              </table:table-cell>
              <table:table-cell office:value-type="float" office:value="2.33051757596964">
                <text:p>2.33051757596964</text:p>
              </table:table-cell>
              <table:table-cell office:value-type="float" office:value="2.40475855097899">
                <text:p>2.40475855097899</text:p>
              </table:table-cell>
              <table:table-cell office:value-type="float" office:value="2.40108495263585">
                <text:p>2.40108495263585</text:p>
              </table:table-cell>
              <table:table-cell office:value-type="float" office:value="2.48744669799844">
                <text:p>2.48744669799844</text:p>
              </table:table-cell>
              <table:table-cell office:value-type="float" office:value="2.45294670794706">
                <text:p>2.45294670794706</text:p>
              </table:table-cell>
              <table:table-cell office:value-type="float" office:value="2.52277660523086">
                <text:p>2.52277660523086</text:p>
              </table:table-cell>
              <table:table-cell office:value-type="float" office:value="2.58900191090216">
                <text:p>2.58900191090216</text:p>
              </table:table-cell>
              <table:table-cell office:value-type="float" office:value="2.59220859437911">
                <text:p>2.59220859437911</text:p>
              </table:table-cell>
              <table:table-cell office:value-type="float" office:value="2.55955010616555">
                <text:p>2.55955010616555</text:p>
              </table:table-cell>
              <table:table-cell office:value-type="float" office:value="2.63383939198223">
                <text:p>2.63383939198223</text:p>
              </table:table-cell>
              <table:table-cell office:value-type="float" office:value="2.74162479236015">
                <text:p>2.74162479236015</text:p>
              </table:table-cell>
              <table:table-cell office:value-type="float" office:value="2.7320478710453">
                <text:p>2.7320478710453</text:p>
              </table:table-cell>
              <table:table-cell office:value-type="float" office:value="2.75320403140218">
                <text:p>2.75320403140218</text:p>
              </table:table-cell>
              <table:table-cell office:value-type="float" office:value="2.81135114256889">
                <text:p>2.81135114256889</text:p>
              </table:table-cell>
              <table:table-cell office:value-type="float" office:value="2.79365025346131">
                <text:p>2.79365025346131</text:p>
              </table:table-cell>
              <table:table-cell office:value-type="float" office:value="2.80871289746816">
                <text:p>2.80871289746816</text:p>
              </table:table-cell>
              <table:table-cell office:value-type="float" office:value="2.85183556720875">
                <text:p>2.85183556720875</text:p>
              </table:table-cell>
              <table:table-cell office:value-type="float" office:value="2.90788317290705">
                <text:p>2.90788317290705</text:p>
              </table:table-cell>
              <table:table-cell office:value-type="float" office:value="2.91585273840185">
                <text:p>2.91585273840185</text:p>
              </table:table-cell>
              <table:table-cell office:value-type="float" office:value="2.9176709677658">
                <text:p>2.9176709677658</text:p>
              </table:table-cell>
              <table:table-cell office:value-type="float" office:value="2.94357925897521">
                <text:p>2.94357925897521</text:p>
              </table:table-cell>
              <table:table-cell office:value-type="float" office:value="2.93128214737267">
                <text:p>2.93128214737267</text:p>
              </table:table-cell>
              <table:table-cell office:value-type="float" office:value="2.94988553443846">
                <text:p>2.94988553443846</text:p>
              </table:table-cell>
              <table:table-cell office:value-type="float" office:value="2.9741502236585">
                <text:p>2.9741502236585</text:p>
              </table:table-cell>
              <table:table-cell office:value-type="float" office:value="2.95517326811859">
                <text:p>2.95517326811859</text:p>
              </table:table-cell>
              <table:table-cell office:value-type="float" office:value="2.98114640111956">
                <text:p>2.98114640111956</text:p>
              </table:table-cell>
              <table:table-cell office:value-type="float" office:value="2.98643437667721">
                <text:p>2.98643437667721</text:p>
              </table:table-cell>
              <table:table-cell office:value-type="float" office:value="2.98331706164523">
                <text:p>2.98331706164523</text:p>
              </table:table-cell>
              <table:table-cell office:value-type="float" office:value="3.00400092047518">
                <text:p>3.00400092047518</text:p>
              </table:table-cell>
              <table:table-cell office:value-type="float" office:value="3.01802531307783">
                <text:p>3.01802531307783</text:p>
              </table:table-cell>
              <table:table-cell office:value-type="float" office:value="3.05416308533058">
                <text:p>3.05416308533058</text:p>
              </table:table-cell>
              <table:table-cell office:value-type="float" office:value="3.0190015515858">
                <text:p>3.0190015515858</text:p>
              </table:table-cell>
              <table:table-cell office:value-type="float" office:value="3.03006898395842">
                <text:p>3.03006898395842</text:p>
              </table:table-cell>
              <table:table-cell office:value-type="float" office:value="3.0907525871957">
                <text:p>3.0907525871957</text:p>
              </table:table-cell>
              <table:table-cell office:value-type="float" office:value="3.17684236190012">
                <text:p>3.17684236190012</text:p>
              </table:table-cell>
              <table:table-cell office:value-type="float" office:value="3.14156973908174">
                <text:p>3.14156973908174</text:p>
              </table:table-cell>
              <table:table-cell office:value-type="float" office:value="3.12482106479953">
                <text:p>3.12482106479953</text:p>
              </table:table-cell>
              <table:table-cell office:value-type="float" office:value="3.2058400849319">
                <text:p>3.2058400849319</text:p>
              </table:table-cell>
              <table:table-cell office:value-type="float" office:value="3.21233862447335">
                <text:p>3.21233862447335</text:p>
              </table:table-cell>
              <table:table-cell office:value-type="float" office:value="3.26240768673634">
                <text:p>3.26240768673634</text:p>
              </table:table-cell>
              <table:table-cell office:value-type="float" office:value="3.16045192434258">
                <text:p>3.16045192434258</text:p>
              </table:table-cell>
              <table:table-cell office:value-type="float" office:value="3.23028521357188">
                <text:p>3.23028521357188</text:p>
              </table:table-cell>
              <table:table-cell office:value-type="float" office:value="3.33961154892917">
                <text:p>3.33961154892917</text:p>
              </table:table-cell>
              <table:table-cell office:value-type="float" office:value="3.30369496579398">
                <text:p>3.30369496579398</text:p>
              </table:table-cell>
              <table:table-cell office:value-type="float" office:value="3.27201355266252">
                <text:p>3.27201355266252</text:p>
              </table:table-cell>
              <table:table-cell office:value-type="float" office:value="3.33393475399924">
                <text:p>3.33393475399924</text:p>
              </table:table-cell>
              <table:table-cell office:value-type="float" office:value="3.32604901271056">
                <text:p>3.32604901271056</text:p>
              </table:table-cell>
              <table:table-cell office:value-type="float" office:value="3.45673418513493">
                <text:p>3.45673418513493</text:p>
              </table:table-cell>
              <table:table-cell office:value-type="float" office:value="3.49108165202916">
                <text:p>3.49108165202916</text:p>
              </table:table-cell>
              <table:table-cell office:value-type="float" office:value="3.42082057480834">
                <text:p>3.42082057480834</text:p>
              </table:table-cell>
              <table:table-cell office:value-type="float" office:value="3.45728018709809">
                <text:p>3.45728018709809</text:p>
              </table:table-cell>
              <table:table-cell office:value-type="float" office:value="3.5208486615877">
                <text:p>3.5208486615877</text:p>
              </table:table-cell>
              <table:table-cell office:value-type="float" office:value="3.52182119313749">
                <text:p>3.52182119313749</text:p>
              </table:table-cell>
              <table:table-cell office:value-type="float" office:value="3.63933861176253">
                <text:p>3.63933861176253</text:p>
              </table:table-cell>
              <table:table-cell office:value-type="float" office:value="3.61905465671094">
                <text:p>3.61905465671094</text:p>
              </table:table-cell>
              <table:table-cell office:value-type="float" office:value="3.56031370021883">
                <text:p>3.56031370021883</text:p>
              </table:table-cell>
              <table:table-cell office:value-type="float" office:value="3.64446786472737">
                <text:p>3.64446786472737</text:p>
              </table:table-cell>
              <table:table-cell office:value-type="float" office:value="3.66785461854646">
                <text:p>3.66785461854646</text:p>
              </table:table-cell>
              <table:table-cell office:value-type="float" office:value="3.73429871785794">
                <text:p>3.73429871785794</text:p>
              </table:table-cell>
              <table:table-cell office:value-type="float" office:value="3.68532065054181">
                <text:p>3.68532065054181</text:p>
              </table:table-cell>
              <table:table-cell office:value-type="float" office:value="3.67688924662579">
                <text:p>3.67688924662579</text:p>
              </table:table-cell>
              <table:table-cell office:value-type="float" office:value="3.76972142052264">
                <text:p>3.76972142052264</text:p>
              </table:table-cell>
              <table:table-cell office:value-type="float" office:value="3.72992085299747">
                <text:p>3.72992085299747</text:p>
              </table:table-cell>
              <table:table-cell office:value-type="float" office:value="3.79275840487591">
                <text:p>3.79275840487591</text:p>
              </table:table-cell>
              <table:table-cell office:value-type="float" office:value="3.80602691283">
                <text:p>3.80602691283</text:p>
              </table:table-cell>
              <table:table-cell office:value-type="float" office:value="3.91587173268711">
                <text:p>3.91587173268711</text:p>
              </table:table-cell>
              <table:table-cell office:value-type="float" office:value="3.80589645966241">
                <text:p>3.80589645966241</text:p>
              </table:table-cell>
              <table:table-cell office:value-type="float" office:value="3.80415987686225">
                <text:p>3.80415987686225</text:p>
              </table:table-cell>
              <table:table-cell office:value-type="float" office:value="3.92873260621018">
                <text:p>3.92873260621018</text:p>
              </table:table-cell>
              <table:table-cell office:value-type="float" office:value="3.94910219968451">
                <text:p>3.94910219968451</text:p>
              </table:table-cell>
              <table:table-cell office:value-type="float" office:value="4.0089390756537">
                <text:p>4.0089390756537</text:p>
              </table:table-cell>
              <table:table-cell office:value-type="float" office:value="4.02883441475146">
                <text:p>4.02883441475146</text:p>
              </table:table-cell>
              <table:table-cell office:value-type="float" office:value="3.94297049781472">
                <text:p>3.94297049781472</text:p>
              </table:table-cell>
              <table:table-cell office:value-type="float" office:value="4.01155456641931">
                <text:p>4.01155456641931</text:p>
              </table:table-cell>
              <table:table-cell office:value-type="float" office:value="4.05460187042217">
                <text:p>4.05460187042217</text:p>
              </table:table-cell>
              <table:table-cell office:value-type="float" office:value="4.14233372494195">
                <text:p>4.14233372494195</text:p>
              </table:table-cell>
              <table:table-cell office:value-type="float" office:value="4.03710244079127">
                <text:p>4.03710244079127</text:p>
              </table:table-cell>
              <table:table-cell office:value-type="float" office:value="4.15959533746285">
                <text:p>4.15959533746285</text:p>
              </table:table-cell>
              <table:table-cell office:value-type="float" office:value="4.163161163927">
                <text:p>4.163161163927</text:p>
              </table:table-cell>
              <table:table-cell office:value-type="float" office:value="4.20887245966847">
                <text:p>4.20887245966847</text:p>
              </table:table-cell>
              <table:table-cell office:value-type="float" office:value="4.14012763036929">
                <text:p>4.14012763036929</text:p>
              </table:table-cell>
              <table:table-cell office:value-type="float" office:value="4.1685284544823">
                <text:p>4.1685284544823</text:p>
              </table:table-cell>
              <table:table-cell office:value-type="float" office:value="4.22192300567308">
                <text:p>4.22192300567308</text:p>
              </table:table-cell>
              <table:table-cell office:value-type="float" office:value="4.14551138506726">
                <text:p>4.14551138506726</text:p>
              </table:table-cell>
              <table:table-cell office:value-type="float" office:value="4.18201258660497">
                <text:p>4.18201258660497</text:p>
              </table:table-cell>
              <table:table-cell office:value-type="float" office:value="4.26431580583838">
                <text:p>4.26431580583838</text:p>
              </table:table-cell>
              <table:table-cell office:value-type="float" office:value="4.37621503615349">
                <text:p>4.37621503615349</text:p>
              </table:table-cell>
              <table:table-cell office:value-type="float" office:value="4.27685823023818">
                <text:p>4.27685823023818</text:p>
              </table:table-cell>
              <table:table-cell office:value-type="float" office:value="4.21514911114346">
                <text:p>4.21514911114346</text:p>
              </table:table-cell>
              <table:table-cell office:value-type="float" office:value="4.34027510390399">
                <text:p>4.34027510390399</text:p>
              </table:table-cell>
              <table:table-cell office:value-type="float" office:value="4.3865398809619">
                <text:p>4.3865398809619</text:p>
              </table:table-cell>
              <table:table-cell office:value-type="float" office:value="4.39762188038211">
                <text:p>4.39762188038211</text:p>
              </table:table-cell>
              <table:table-cell office:value-type="float" office:value="4.36754070365569">
                <text:p>4.36754070365569</text:p>
              </table:table-cell>
              <table:table-cell office:value-type="float" office:value="4.45029465636144">
                <text:p>4.45029465636144</text:p>
              </table:table-cell>
              <table:table-cell office:value-type="float" office:value="4.47865832835376">
                <text:p>4.47865832835376</text:p>
              </table:table-cell>
              <table:table-cell office:value-type="float" office:value="4.46748431834691">
                <text:p>4.46748431834691</text:p>
              </table:table-cell>
              <table:table-cell office:value-type="float" office:value="4.41390024144398">
                <text:p>4.41390024144398</text:p>
              </table:table-cell>
              <table:table-cell office:value-type="float" office:value="4.52461165610831">
                <text:p>4.52461165610831</text:p>
              </table:table-cell>
              <table:table-cell office:value-type="float" office:value="4.64061442365322">
                <text:p>4.64061442365322</text:p>
              </table:table-cell>
              <table:table-cell office:value-type="float" office:value="4.58319741280543">
                <text:p>4.58319741280543</text:p>
              </table:table-cell>
              <table:table-cell office:value-type="float" office:value="4.53940087808721">
                <text:p>4.53940087808721</text:p>
              </table:table-cell>
              <table:table-cell office:value-type="float" office:value="4.78490847606541">
                <text:p>4.78490847606541</text:p>
              </table:table-cell>
              <table:table-cell office:value-type="float" office:value="4.6806548563521">
                <text:p>4.6806548563521</text:p>
              </table:table-cell>
              <table:table-cell office:value-type="float" office:value="4.68890996566508">
                <text:p>4.68890996566508</text:p>
              </table:table-cell>
              <table:table-cell office:value-type="float" office:value="4.66415708035755">
                <text:p>4.66415708035755</text:p>
              </table:table-cell>
              <table:table-cell office:value-type="float" office:value="4.80914131795138">
                <text:p>4.80914131795138</text:p>
              </table:table-cell>
              <table:table-cell office:value-type="float" office:value="4.75170659897414">
                <text:p>4.75170659897414</text:p>
              </table:table-cell>
              <table:table-cell office:value-type="float" office:value="4.73751622291457">
                <text:p>4.73751622291457</text:p>
              </table:table-cell>
              <table:table-cell office:value-type="float" office:value="4.79808456291069">
                <text:p>4.79808456291069</text:p>
              </table:table-cell>
              <table:table-cell office:value-type="float" office:value="4.87839401164912">
                <text:p>4.87839401164912</text:p>
              </table:table-cell>
              <table:table-cell office:value-type="float" office:value="4.88312020338588">
                <text:p>4.88312020338588</text:p>
              </table:table-cell>
              <table:table-cell office:value-type="float" office:value="4.85272149481838">
                <text:p>4.85272149481838</text:p>
              </table:table-cell>
              <table:table-cell office:value-type="float" office:value="4.86225253427076">
                <text:p>4.86225253427076</text:p>
              </table:table-cell>
              <table:table-cell office:value-type="float" office:value="4.983215241355">
                <text:p>4.983215241355</text:p>
              </table:table-cell>
              <table:table-cell office:value-type="float" office:value="4.954789866563">
                <text:p>4.954789866563</text:p>
              </table:table-cell>
              <table:table-cell office:value-type="float" office:value="4.97141587263432">
                <text:p>4.97141587263432</text:p>
              </table:table-cell>
              <table:table-cell office:value-type="float" office:value="4.93096380569473">
                <text:p>4.93096380569473</text:p>
              </table:table-cell>
              <table:table-cell office:value-type="float" office:value="5.03256728650517">
                <text:p>5.03256728650517</text:p>
              </table:table-cell>
              <table:table-cell office:value-type="float" office:value="5.0230550515374">
                <text:p>5.0230550515374</text:p>
              </table:table-cell>
              <table:table-cell office:value-type="float" office:value="5.07992683889948">
                <text:p>5.07992683889948</text:p>
              </table:table-cell>
              <table:table-cell office:value-type="float" office:value="5.05286529789026">
                <text:p>5.05286529789026</text:p>
              </table:table-cell>
              <table:table-cell office:value-type="float" office:value="5.22537496356507">
                <text:p>5.22537496356507</text:p>
              </table:table-cell>
              <table:table-cell office:value-type="float" office:value="5.11852029999605">
                <text:p>5.11852029999605</text:p>
              </table:table-cell>
              <table:table-cell office:value-type="float" office:value="5.11928017951533">
                <text:p>5.11928017951533</text:p>
              </table:table-cell>
              <table:table-cell office:value-type="float" office:value="5.15532679965565">
                <text:p>5.15532679965565</text:p>
              </table:table-cell>
              <table:table-cell office:value-type="float" office:value="5.22574598386878">
                <text:p>5.22574598386878</text:p>
              </table:table-cell>
              <table:table-cell office:value-type="float" office:value="5.19422164425306">
                <text:p>5.19422164425306</text:p>
              </table:table-cell>
              <table:table-cell office:value-type="float" office:value="5.28404798704592">
                <text:p>5.28404798704592</text:p>
              </table:table-cell>
              <table:table-cell office:value-type="float" office:value="5.190043199277">
                <text:p>5.190043199277</text:p>
              </table:table-cell>
              <table:table-cell office:value-type="float" office:value="5.32520403711965">
                <text:p>5.32520403711965</text:p>
              </table:table-cell>
              <table:table-cell office:value-type="float" office:value="5.34381595106442">
                <text:p>5.34381595106442</text:p>
              </table:table-cell>
              <table:table-cell office:value-type="float" office:value="5.26322006473901">
                <text:p>5.26322006473901</text:p>
              </table:table-cell>
              <table:table-cell office:value-type="float" office:value="5.36992269033017">
                <text:p>5.36992269033017</text:p>
              </table:table-cell>
              <table:table-cell office:value-type="float" office:value="5.315747181349">
                <text:p>5.315747181349</text:p>
              </table:table-cell>
              <table:table-cell office:value-type="float" office:value="5.45742017543724">
                <text:p>5.45742017543724</text:p>
              </table:table-cell>
              <table:table-cell office:value-type="float" office:value="5.33808427098162">
                <text:p>5.33808427098162</text:p>
              </table:table-cell>
              <table:table-cell office:value-type="float" office:value="5.34808913510892">
                <text:p>5.34808913510892</text:p>
              </table:table-cell>
              <table:table-cell office:value-type="float" office:value="5.47772137469557">
                <text:p>5.47772137469557</text:p>
              </table:table-cell>
              <table:table-cell office:value-type="float" office:value="5.48611280967925">
                <text:p>5.48611280967925</text:p>
              </table:table-cell>
              <table:table-cell office:value-type="float" office:value="5.55722053906043">
                <text:p>5.55722053906043</text:p>
              </table:table-cell>
              <table:table-cell office:value-type="float" office:value="5.5163039103277">
                <text:p>5.5163039103277</text:p>
              </table:table-cell>
              <table:table-cell office:value-type="float" office:value="5.55731697934016">
                <text:p>5.55731697934016</text:p>
              </table:table-cell>
              <table:table-cell office:value-type="float" office:value="5.49102633482729">
                <text:p>5.49102633482729</text:p>
              </table:table-cell>
              <table:table-cell office:value-type="float" office:value="5.54650871016977">
                <text:p>5.54650871016977</text:p>
              </table:table-cell>
              <table:table-cell office:value-type="float" office:value="5.57638201581703">
                <text:p>5.57638201581703</text:p>
              </table:table-cell>
              <table:table-cell office:value-type="float" office:value="5.56499613470792">
                <text:p>5.56499613470792</text:p>
              </table:table-cell>
              <table:table-cell office:value-type="float" office:value="5.53749960812664">
                <text:p>5.53749960812664</text:p>
              </table:table-cell>
              <table:table-cell office:value-type="float" office:value="5.59131113109357">
                <text:p>5.59131113109357</text:p>
              </table:table-cell>
              <table:table-cell office:value-type="float" office:value="5.61656998282183">
                <text:p>5.61656998282183</text:p>
              </table:table-cell>
              <table:table-cell office:value-type="float" office:value="5.60894103518136">
                <text:p>5.60894103518136</text:p>
              </table:table-cell>
              <table:table-cell office:value-type="float" office:value="5.62486241334182">
                <text:p>5.62486241334182</text:p>
              </table:table-cell>
              <table:table-cell office:value-type="float" office:value="5.60473552599881">
                <text:p>5.60473552599881</text:p>
              </table:table-cell>
              <table:table-cell office:value-type="float" office:value="5.60757723061298">
                <text:p>5.60757723061298</text:p>
              </table:table-cell>
              <table:table-cell office:value-type="float" office:value="5.64831092949987">
                <text:p>5.64831092949987</text:p>
              </table:table-cell>
              <table:table-cell office:value-type="float" office:value="5.65626884828262">
                <text:p>5.65626884828262</text:p>
              </table:table-cell>
              <table:table-cell office:value-type="float" office:value="5.66271678245698">
                <text:p>5.66271678245698</text:p>
              </table:table-cell>
              <table:table-cell office:value-type="float" office:value="5.57228448923941">
                <text:p>5.57228448923941</text:p>
              </table:table-cell>
              <table:table-cell office:value-type="float" office:value="5.67667019188076">
                <text:p>5.67667019188076</text:p>
              </table:table-cell>
              <table:table-cell office:value-type="float" office:value="5.68454823160468">
                <text:p>5.68454823160468</text:p>
              </table:table-cell>
              <table:table-cell office:value-type="float" office:value="5.66579912943974">
                <text:p>5.66579912943974</text:p>
              </table:table-cell>
              <table:table-cell office:value-type="float" office:value="5.65475260559929">
                <text:p>5.65475260559929</text:p>
              </table:table-cell>
            </table:table-row>
            <table:table-row>
              <table:table-cell office:value-type="string">
                <text:p>nqueens_omp_scatter</text:p>
              </table:table-cell>
              <table:table-cell office:value-type="float" office:value="0.34270175875343">
                <text:p>0.34270175875343</text:p>
              </table:table-cell>
              <table:table-cell office:value-type="float" office:value="0.156605520554435">
                <text:p>0.156605520554435</text:p>
              </table:table-cell>
              <table:table-cell office:value-type="float" office:value="0.232798536768604">
                <text:p>0.232798536768604</text:p>
              </table:table-cell>
              <table:table-cell office:value-type="float" office:value="0.315274365821114">
                <text:p>0.315274365821114</text:p>
              </table:table-cell>
              <table:table-cell office:value-type="float" office:value="0.386411613317567">
                <text:p>0.386411613317567</text:p>
              </table:table-cell>
              <table:table-cell office:value-type="float" office:value="0.471722180163531">
                <text:p>0.471722180163531</text:p>
              </table:table-cell>
              <table:table-cell office:value-type="float" office:value="0.550416382410549">
                <text:p>0.550416382410549</text:p>
              </table:table-cell>
              <table:table-cell office:value-type="float" office:value="0.636549958401646">
                <text:p>0.636549958401646</text:p>
              </table:table-cell>
              <table:table-cell office:value-type="float" office:value="0.701375142264775">
                <text:p>0.701375142264775</text:p>
              </table:table-cell>
              <table:table-cell office:value-type="float" office:value="0.775840091263081">
                <text:p>0.775840091263081</text:p>
              </table:table-cell>
              <table:table-cell office:value-type="float" office:value="0.850427647837769">
                <text:p>0.850427647837769</text:p>
              </table:table-cell>
              <table:table-cell office:value-type="float" office:value="0.930218571667107">
                <text:p>0.930218571667107</text:p>
              </table:table-cell>
              <table:table-cell office:value-type="float" office:value="1.02849106223219">
                <text:p>1.02849106223219</text:p>
              </table:table-cell>
              <table:table-cell office:value-type="float" office:value="1.06667098088438">
                <text:p>1.06667098088438</text:p>
              </table:table-cell>
              <table:table-cell office:value-type="float" office:value="1.20292399288174">
                <text:p>1.20292399288174</text:p>
              </table:table-cell>
              <table:table-cell office:value-type="float" office:value="1.25857624022661">
                <text:p>1.25857624022661</text:p>
              </table:table-cell>
              <table:table-cell office:value-type="float" office:value="1.32117856855652">
                <text:p>1.32117856855652</text:p>
              </table:table-cell>
              <table:table-cell office:value-type="float" office:value="1.43613275562092">
                <text:p>1.43613275562092</text:p>
              </table:table-cell>
              <table:table-cell office:value-type="float" office:value="1.50467675214376">
                <text:p>1.50467675214376</text:p>
              </table:table-cell>
              <table:table-cell office:value-type="float" office:value="1.53679797992598">
                <text:p>1.53679797992598</text:p>
              </table:table-cell>
              <table:table-cell office:value-type="float" office:value="1.53823247653396">
                <text:p>1.53823247653396</text:p>
              </table:table-cell>
              <table:table-cell office:value-type="float" office:value="1.69365583207343">
                <text:p>1.69365583207343</text:p>
              </table:table-cell>
              <table:table-cell office:value-type="float" office:value="1.76550879098281">
                <text:p>1.76550879098281</text:p>
              </table:table-cell>
              <table:table-cell office:value-type="float" office:value="1.86136993456957">
                <text:p>1.86136993456957</text:p>
              </table:table-cell>
              <table:table-cell office:value-type="float" office:value="1.98150674092884">
                <text:p>1.98150674092884</text:p>
              </table:table-cell>
              <table:table-cell office:value-type="float" office:value="2.00283703790935">
                <text:p>2.00283703790935</text:p>
              </table:table-cell>
              <table:table-cell office:value-type="float" office:value="2.05090898639291">
                <text:p>2.05090898639291</text:p>
              </table:table-cell>
              <table:table-cell office:value-type="float" office:value="2.12693931081837">
                <text:p>2.12693931081837</text:p>
              </table:table-cell>
              <table:table-cell office:value-type="float" office:value="2.23550150912964">
                <text:p>2.23550150912964</text:p>
              </table:table-cell>
              <table:table-cell office:value-type="float" office:value="2.31184098221237">
                <text:p>2.31184098221237</text:p>
              </table:table-cell>
              <table:table-cell office:value-type="float" office:value="2.35889597113563">
                <text:p>2.35889597113563</text:p>
              </table:table-cell>
              <table:table-cell office:value-type="float" office:value="2.46820335125226">
                <text:p>2.46820335125226</text:p>
              </table:table-cell>
              <table:table-cell office:value-type="float" office:value="2.5027487118742">
                <text:p>2.5027487118742</text:p>
              </table:table-cell>
              <table:table-cell office:value-type="float" office:value="2.66062566485521">
                <text:p>2.66062566485521</text:p>
              </table:table-cell>
              <table:table-cell office:value-type="float" office:value="2.71869585621814">
                <text:p>2.71869585621814</text:p>
              </table:table-cell>
              <table:table-cell office:value-type="float" office:value="2.73960632562673">
                <text:p>2.73960632562673</text:p>
              </table:table-cell>
              <table:table-cell office:value-type="float" office:value="2.77341398532611">
                <text:p>2.77341398532611</text:p>
              </table:table-cell>
              <table:table-cell office:value-type="float" office:value="2.92187819408084">
                <text:p>2.92187819408084</text:p>
              </table:table-cell>
              <table:table-cell office:value-type="float" office:value="3.0064604716356">
                <text:p>3.0064604716356</text:p>
              </table:table-cell>
              <table:table-cell office:value-type="float" office:value="3.0123183196351">
                <text:p>3.0123183196351</text:p>
              </table:table-cell>
              <table:table-cell office:value-type="float" office:value="3.06017291587044">
                <text:p>3.06017291587044</text:p>
              </table:table-cell>
              <table:table-cell office:value-type="float" office:value="3.17699796193846">
                <text:p>3.17699796193846</text:p>
              </table:table-cell>
              <table:table-cell office:value-type="float" office:value="3.1927355816713">
                <text:p>3.1927355816713</text:p>
              </table:table-cell>
              <table:table-cell office:value-type="float" office:value="3.2436520309385">
                <text:p>3.2436520309385</text:p>
              </table:table-cell>
              <table:table-cell office:value-type="float" office:value="3.3040875045115">
                <text:p>3.3040875045115</text:p>
              </table:table-cell>
              <table:table-cell office:value-type="float" office:value="3.38434203825032">
                <text:p>3.38434203825032</text:p>
              </table:table-cell>
              <table:table-cell office:value-type="float" office:value="3.509488802253">
                <text:p>3.509488802253</text:p>
              </table:table-cell>
              <table:table-cell office:value-type="float" office:value="3.51969641861983">
                <text:p>3.51969641861983</text:p>
              </table:table-cell>
              <table:table-cell office:value-type="float" office:value="3.64510539989263">
                <text:p>3.64510539989263</text:p>
              </table:table-cell>
              <table:table-cell office:value-type="float" office:value="3.68606769014612">
                <text:p>3.68606769014612</text:p>
              </table:table-cell>
              <table:table-cell office:value-type="float" office:value="3.81071763065906">
                <text:p>3.81071763065906</text:p>
              </table:table-cell>
              <table:table-cell office:value-type="float" office:value="3.86607150497923">
                <text:p>3.86607150497923</text:p>
              </table:table-cell>
              <table:table-cell office:value-type="float" office:value="3.92049164753038">
                <text:p>3.92049164753038</text:p>
              </table:table-cell>
              <table:table-cell office:value-type="float" office:value="4.10489100944769">
                <text:p>4.10489100944769</text:p>
              </table:table-cell>
              <table:table-cell office:value-type="float" office:value="4.16329027275203">
                <text:p>4.16329027275203</text:p>
              </table:table-cell>
              <table:table-cell office:value-type="float" office:value="4.13868829185577">
                <text:p>4.13868829185577</text:p>
              </table:table-cell>
              <table:table-cell office:value-type="float" office:value="4.23549731385776">
                <text:p>4.23549731385776</text:p>
              </table:table-cell>
              <table:table-cell office:value-type="float" office:value="4.40796873606393">
                <text:p>4.40796873606393</text:p>
              </table:table-cell>
              <table:table-cell office:value-type="float" office:value="4.47875004502104">
                <text:p>4.47875004502104</text:p>
              </table:table-cell>
              <table:table-cell office:value-type="float" office:value="4.470096631446">
                <text:p>4.470096631446</text:p>
              </table:table-cell>
              <table:table-cell office:value-type="float" office:value="4.5719345271947">
                <text:p>4.5719345271947</text:p>
              </table:table-cell>
              <table:table-cell office:value-type="float" office:value="4.62474146862041">
                <text:p>4.62474146862041</text:p>
              </table:table-cell>
              <table:table-cell office:value-type="float" office:value="4.61162178875751">
                <text:p>4.61162178875751</text:p>
              </table:table-cell>
              <table:table-cell office:value-type="float" office:value="4.6132511638714">
                <text:p>4.6132511638714</text:p>
              </table:table-cell>
              <table:table-cell office:value-type="float" office:value="4.70378365786884">
                <text:p>4.70378365786884</text:p>
              </table:table-cell>
              <table:table-cell office:value-type="float" office:value="4.77766562742493">
                <text:p>4.77766562742493</text:p>
              </table:table-cell>
              <table:table-cell office:value-type="float" office:value="4.75190732060187">
                <text:p>4.75190732060187</text:p>
              </table:table-cell>
              <table:table-cell office:value-type="float" office:value="4.83331671015659">
                <text:p>4.83331671015659</text:p>
              </table:table-cell>
              <table:table-cell office:value-type="float" office:value="4.82234235040013">
                <text:p>4.82234235040013</text:p>
              </table:table-cell>
              <table:table-cell office:value-type="float" office:value="4.85289628223806">
                <text:p>4.85289628223806</text:p>
              </table:table-cell>
              <table:table-cell office:value-type="float" office:value="4.96789821423953">
                <text:p>4.96789821423953</text:p>
              </table:table-cell>
              <table:table-cell office:value-type="float" office:value="4.95675435106306">
                <text:p>4.95675435106306</text:p>
              </table:table-cell>
              <table:table-cell office:value-type="float" office:value="5.02206336683256">
                <text:p>5.02206336683256</text:p>
              </table:table-cell>
              <table:table-cell office:value-type="float" office:value="4.87809580011942">
                <text:p>4.87809580011942</text:p>
              </table:table-cell>
              <table:table-cell office:value-type="float" office:value="5.18083605526145">
                <text:p>5.18083605526145</text:p>
              </table:table-cell>
              <table:table-cell office:value-type="float" office:value="5.02419833792116">
                <text:p>5.02419833792116</text:p>
              </table:table-cell>
              <table:table-cell office:value-type="float" office:value="5.1624930786747">
                <text:p>5.1624930786747</text:p>
              </table:table-cell>
              <table:table-cell office:value-type="float" office:value="5.14663630110786">
                <text:p>5.14663630110786</text:p>
              </table:table-cell>
              <table:table-cell office:value-type="float" office:value="5.08482807049668">
                <text:p>5.08482807049668</text:p>
              </table:table-cell>
              <table:table-cell office:value-type="float" office:value="5.19081144543626">
                <text:p>5.19081144543626</text:p>
              </table:table-cell>
              <table:table-cell office:value-type="float" office:value="5.17527029886257">
                <text:p>5.17527029886257</text:p>
              </table:table-cell>
              <table:table-cell office:value-type="float" office:value="5.19001993698444">
                <text:p>5.19001993698444</text:p>
              </table:table-cell>
              <table:table-cell office:value-type="float" office:value="5.34386424251186">
                <text:p>5.34386424251186</text:p>
              </table:table-cell>
              <table:table-cell office:value-type="float" office:value="5.29667367936963">
                <text:p>5.29667367936963</text:p>
              </table:table-cell>
              <table:table-cell office:value-type="float" office:value="5.30970328476687">
                <text:p>5.30970328476687</text:p>
              </table:table-cell>
              <table:table-cell office:value-type="float" office:value="5.41091271499586">
                <text:p>5.41091271499586</text:p>
              </table:table-cell>
              <table:table-cell office:value-type="float" office:value="5.45053255060414">
                <text:p>5.45053255060414</text:p>
              </table:table-cell>
              <table:table-cell office:value-type="float" office:value="5.44327969866069">
                <text:p>5.44327969866069</text:p>
              </table:table-cell>
              <table:table-cell office:value-type="float" office:value="5.53603402608757">
                <text:p>5.53603402608757</text:p>
              </table:table-cell>
              <table:table-cell office:value-type="float" office:value="5.534187454334">
                <text:p>5.534187454334</text:p>
              </table:table-cell>
              <table:table-cell office:value-type="float" office:value="5.4717698642113">
                <text:p>5.4717698642113</text:p>
              </table:table-cell>
              <table:table-cell office:value-type="float" office:value="5.59779958766969">
                <text:p>5.59779958766969</text:p>
              </table:table-cell>
              <table:table-cell office:value-type="float" office:value="5.59053023015656">
                <text:p>5.59053023015656</text:p>
              </table:table-cell>
              <table:table-cell office:value-type="float" office:value="5.59935304451875">
                <text:p>5.59935304451875</text:p>
              </table:table-cell>
              <table:table-cell office:value-type="float" office:value="5.59695507058739">
                <text:p>5.59695507058739</text:p>
              </table:table-cell>
              <table:table-cell office:value-type="float" office:value="5.67228970488299">
                <text:p>5.67228970488299</text:p>
              </table:table-cell>
              <table:table-cell office:value-type="float" office:value="5.61206612661555">
                <text:p>5.61206612661555</text:p>
              </table:table-cell>
              <table:table-cell office:value-type="float" office:value="5.66782729839364">
                <text:p>5.66782729839364</text:p>
              </table:table-cell>
              <table:table-cell office:value-type="float" office:value="5.6730450904913">
                <text:p>5.6730450904913</text:p>
              </table:table-cell>
              <table:table-cell office:value-type="float" office:value="5.65957043706829">
                <text:p>5.65957043706829</text:p>
              </table:table-cell>
              <table:table-cell office:value-type="float" office:value="5.66509880029533">
                <text:p>5.66509880029533</text:p>
              </table:table-cell>
              <table:table-cell office:value-type="float" office:value="5.7039347231969">
                <text:p>5.7039347231969</text:p>
              </table:table-cell>
              <table:table-cell office:value-type="float" office:value="5.77036126130687">
                <text:p>5.77036126130687</text:p>
              </table:table-cell>
              <table:table-cell office:value-type="float" office:value="5.72223468379897">
                <text:p>5.72223468379897</text:p>
              </table:table-cell>
              <table:table-cell office:value-type="float" office:value="5.69899430538612">
                <text:p>5.69899430538612</text:p>
              </table:table-cell>
              <table:table-cell office:value-type="float" office:value="5.74670577898759">
                <text:p>5.74670577898759</text:p>
              </table:table-cell>
              <table:table-cell office:value-type="float" office:value="5.71591366068077">
                <text:p>5.71591366068077</text:p>
              </table:table-cell>
              <table:table-cell office:value-type="float" office:value="5.78116917780264">
                <text:p>5.78116917780264</text:p>
              </table:table-cell>
              <table:table-cell office:value-type="float" office:value="5.74765329909561">
                <text:p>5.74765329909561</text:p>
              </table:table-cell>
              <table:table-cell office:value-type="float" office:value="5.80556517269764">
                <text:p>5.80556517269764</text:p>
              </table:table-cell>
              <table:table-cell office:value-type="float" office:value="5.81230604998585">
                <text:p>5.81230604998585</text:p>
              </table:table-cell>
              <table:table-cell office:value-type="float" office:value="5.82746751113796">
                <text:p>5.82746751113796</text:p>
              </table:table-cell>
              <table:table-cell office:value-type="float" office:value="5.78654465590793">
                <text:p>5.78654465590793</text:p>
              </table:table-cell>
              <table:table-cell office:value-type="float" office:value="5.82919333185254">
                <text:p>5.82919333185254</text:p>
              </table:table-cell>
              <table:table-cell office:value-type="float" office:value="5.80494097294852">
                <text:p>5.80494097294852</text:p>
              </table:table-cell>
              <table:table-cell office:value-type="float" office:value="5.8433116027548">
                <text:p>5.8433116027548</text:p>
              </table:table-cell>
              <table:table-cell office:value-type="float" office:value="5.84788795981336">
                <text:p>5.84788795981336</text:p>
              </table:table-cell>
              <table:table-cell office:value-type="float" office:value="5.8612019455868">
                <text:p>5.8612019455868</text:p>
              </table:table-cell>
              <table:table-cell office:value-type="float" office:value="5.86387405434876">
                <text:p>5.86387405434876</text:p>
              </table:table-cell>
              <table:table-cell office:value-type="float" office:value="5.81562319986088">
                <text:p>5.81562319986088</text:p>
              </table:table-cell>
              <table:table-cell office:value-type="float" office:value="5.88617631212915">
                <text:p>5.88617631212915</text:p>
              </table:table-cell>
              <table:table-cell office:value-type="float" office:value="5.92786985966592">
                <text:p>5.92786985966592</text:p>
              </table:table-cell>
              <table:table-cell office:value-type="float" office:value="5.80410378861587">
                <text:p>5.80410378861587</text:p>
              </table:table-cell>
              <table:table-cell office:value-type="float" office:value="5.88561555320578">
                <text:p>5.88561555320578</text:p>
              </table:table-cell>
              <table:table-cell office:value-type="float" office:value="5.88956483978746">
                <text:p>5.88956483978746</text:p>
              </table:table-cell>
              <table:table-cell office:value-type="float" office:value="5.86089134573467">
                <text:p>5.86089134573467</text:p>
              </table:table-cell>
              <table:table-cell office:value-type="float" office:value="5.84540022825918">
                <text:p>5.84540022825918</text:p>
              </table:table-cell>
              <table:table-cell office:value-type="float" office:value="5.86739757857328">
                <text:p>5.86739757857328</text:p>
              </table:table-cell>
              <table:table-cell office:value-type="float" office:value="5.88350567984121">
                <text:p>5.88350567984121</text:p>
              </table:table-cell>
              <table:table-cell office:value-type="float" office:value="5.84739015398758">
                <text:p>5.84739015398758</text:p>
              </table:table-cell>
              <table:table-cell office:value-type="float" office:value="5.78960241215231">
                <text:p>5.78960241215231</text:p>
              </table:table-cell>
              <table:table-cell office:value-type="float" office:value="5.85473704463489">
                <text:p>5.85473704463489</text:p>
              </table:table-cell>
              <table:table-cell office:value-type="float" office:value="5.84610166316524">
                <text:p>5.84610166316524</text:p>
              </table:table-cell>
              <table:table-cell office:value-type="float" office:value="5.74565800062828">
                <text:p>5.74565800062828</text:p>
              </table:table-cell>
              <table:table-cell office:value-type="float" office:value="5.65934388525097">
                <text:p>5.65934388525097</text:p>
              </table:table-cell>
              <table:table-cell office:value-type="float" office:value="5.68623035583375">
                <text:p>5.68623035583375</text:p>
              </table:table-cell>
              <table:table-cell office:value-type="float" office:value="5.67498536373725">
                <text:p>5.67498536373725</text:p>
              </table:table-cell>
              <table:table-cell office:value-type="float" office:value="5.6545014067307">
                <text:p>5.6545014067307</text:p>
              </table:table-cell>
              <table:table-cell office:value-type="float" office:value="5.69528288780284">
                <text:p>5.69528288780284</text:p>
              </table:table-cell>
              <table:table-cell office:value-type="float" office:value="5.66072295596645">
                <text:p>5.66072295596645</text:p>
              </table:table-cell>
              <table:table-cell office:value-type="float" office:value="5.66608551959511">
                <text:p>5.66608551959511</text:p>
              </table:table-cell>
              <table:table-cell office:value-type="float" office:value="5.6549613310025">
                <text:p>5.6549613310025</text:p>
              </table:table-cell>
              <table:table-cell office:value-type="float" office:value="5.71386058413587">
                <text:p>5.71386058413587</text:p>
              </table:table-cell>
              <table:table-cell office:value-type="float" office:value="5.66257060228863">
                <text:p>5.66257060228863</text:p>
              </table:table-cell>
              <table:table-cell office:value-type="float" office:value="5.67986156352944">
                <text:p>5.67986156352944</text:p>
              </table:table-cell>
              <table:table-cell office:value-type="float" office:value="5.6499622431386">
                <text:p>5.6499622431386</text:p>
              </table:table-cell>
              <table:table-cell office:value-type="float" office:value="5.70645308946165">
                <text:p>5.70645308946165</text:p>
              </table:table-cell>
              <table:table-cell office:value-type="float" office:value="5.71334137376841">
                <text:p>5.71334137376841</text:p>
              </table:table-cell>
              <table:table-cell office:value-type="float" office:value="5.72695253617846">
                <text:p>5.72695253617846</text:p>
              </table:table-cell>
              <table:table-cell office:value-type="float" office:value="5.68876611458595">
                <text:p>5.68876611458595</text:p>
              </table:table-cell>
              <table:table-cell office:value-type="float" office:value="5.78213108188935">
                <text:p>5.78213108188935</text:p>
              </table:table-cell>
              <table:table-cell office:value-type="float" office:value="5.74799384139194">
                <text:p>5.74799384139194</text:p>
              </table:table-cell>
              <table:table-cell office:value-type="float" office:value="5.78202996836118">
                <text:p>5.78202996836118</text:p>
              </table:table-cell>
              <table:table-cell office:value-type="float" office:value="5.80728860957744">
                <text:p>5.80728860957744</text:p>
              </table:table-cell>
              <table:table-cell office:value-type="float" office:value="5.83414349026391">
                <text:p>5.83414349026391</text:p>
              </table:table-cell>
              <table:table-cell office:value-type="float" office:value="5.82346903950418">
                <text:p>5.82346903950418</text:p>
              </table:table-cell>
              <table:table-cell office:value-type="float" office:value="5.80122688053564">
                <text:p>5.80122688053564</text:p>
              </table:table-cell>
              <table:table-cell office:value-type="float" office:value="5.81535886855632">
                <text:p>5.81535886855632</text:p>
              </table:table-cell>
              <table:table-cell office:value-type="float" office:value="5.76695417573645">
                <text:p>5.76695417573645</text:p>
              </table:table-cell>
              <table:table-cell office:value-type="float" office:value="5.78201381430475">
                <text:p>5.78201381430475</text:p>
              </table:table-cell>
              <table:table-cell office:value-type="float" office:value="5.83323499285489">
                <text:p>5.83323499285489</text:p>
              </table:table-cell>
              <table:table-cell office:value-type="float" office:value="5.75301280556385">
                <text:p>5.75301280556385</text:p>
              </table:table-cell>
              <table:table-cell office:value-type="float" office:value="5.80043592249597">
                <text:p>5.80043592249597</text:p>
              </table:table-cell>
              <table:table-cell office:value-type="float" office:value="5.79355794684039">
                <text:p>5.79355794684039</text:p>
              </table:table-cell>
              <table:table-cell office:value-type="float" office:value="5.78311200602969">
                <text:p>5.78311200602969</text:p>
              </table:table-cell>
              <table:table-cell office:value-type="float" office:value="5.80837453489804">
                <text:p>5.80837453489804</text:p>
              </table:table-cell>
              <table:table-cell office:value-type="float" office:value="5.76516522612108">
                <text:p>5.76516522612108</text:p>
              </table:table-cell>
              <table:table-cell office:value-type="float" office:value="5.72340026820904">
                <text:p>5.72340026820904</text:p>
              </table:table-cell>
              <table:table-cell office:value-type="float" office:value="5.77232188097963">
                <text:p>5.77232188097963</text:p>
              </table:table-cell>
              <table:table-cell office:value-type="float" office:value="5.76409762249221">
                <text:p>5.76409762249221</text:p>
              </table:table-cell>
              <table:table-cell office:value-type="float" office:value="5.75167306600989">
                <text:p>5.75167306600989</text:p>
              </table:table-cell>
              <table:table-cell office:value-type="float" office:value="5.76433888133865">
                <text:p>5.76433888133865</text:p>
              </table:table-cell>
              <table:table-cell office:value-type="float" office:value="5.75809630755337">
                <text:p>5.75809630755337</text:p>
              </table:table-cell>
              <table:table-cell office:value-type="float" office:value="5.78694870757325">
                <text:p>5.78694870757325</text:p>
              </table:table-cell>
              <table:table-cell office:value-type="float" office:value="5.74612592960782">
                <text:p>5.74612592960782</text:p>
              </table:table-cell>
              <table:table-cell office:value-type="float" office:value="5.72871006683298">
                <text:p>5.72871006683298</text:p>
              </table:table-cell>
              <table:table-cell office:value-type="float" office:value="5.7498904705191">
                <text:p>5.7498904705191</text:p>
              </table:table-cell>
              <table:table-cell office:value-type="float" office:value="5.75400209527881">
                <text:p>5.75400209527881</text:p>
              </table:table-cell>
              <table:table-cell office:value-type="float" office:value="5.72345536918611">
                <text:p>5.72345536918611</text:p>
              </table:table-cell>
              <table:table-cell office:value-type="float" office:value="5.73584517552472">
                <text:p>5.73584517552472</text:p>
              </table:table-cell>
              <table:table-cell office:value-type="float" office:value="5.7750714053126">
                <text:p>5.7750714053126</text:p>
              </table:table-cell>
              <table:table-cell office:value-type="float" office:value="5.68687124234376">
                <text:p>5.68687124234376</text:p>
              </table:table-cell>
              <table:table-cell office:value-type="float" office:value="5.72456397373778">
                <text:p>5.72456397373778</text:p>
              </table:table-cell>
              <table:table-cell office:value-type="float" office:value="5.69975725802404">
                <text:p>5.69975725802404</text:p>
              </table:table-cell>
              <table:table-cell office:value-type="float" office:value="5.74357199330803">
                <text:p>5.74357199330803</text:p>
              </table:table-cell>
              <table:table-cell office:value-type="float" office:value="5.68649811677383">
                <text:p>5.68649811677383</text:p>
              </table:table-cell>
              <table:table-cell office:value-type="float" office:value="5.69999926686917">
                <text:p>5.69999926686917</text:p>
              </table:table-cell>
              <table:table-cell office:value-type="float" office:value="5.70506621464432">
                <text:p>5.70506621464432</text:p>
              </table:table-cell>
              <table:table-cell office:value-type="float" office:value="5.71354437571771">
                <text:p>5.71354437571771</text:p>
              </table:table-cell>
              <table:table-cell office:value-type="float" office:value="5.6510951380903">
                <text:p>5.6510951380903</text:p>
              </table:table-cell>
              <table:table-cell office:value-type="float" office:value="5.67619634948204">
                <text:p>5.67619634948204</text:p>
              </table:table-cell>
              <table:table-cell office:value-type="float" office:value="5.66196515066339">
                <text:p>5.66196515066339</text:p>
              </table:table-cell>
              <table:table-cell office:value-type="float" office:value="5.67592061635195">
                <text:p>5.67592061635195</text:p>
              </table:table-cell>
              <table:table-cell office:value-type="float" office:value="5.70029406244147">
                <text:p>5.70029406244147</text:p>
              </table:table-cell>
              <table:table-cell office:value-type="float" office:value="5.72491747793194">
                <text:p>5.72491747793194</text:p>
              </table:table-cell>
              <table:table-cell office:value-type="float" office:value="5.67372218498325">
                <text:p>5.67372218498325</text:p>
              </table:table-cell>
              <table:table-cell office:value-type="float" office:value="5.6747701115145">
                <text:p>5.6747701115145</text:p>
              </table:table-cell>
              <table:table-cell office:value-type="float" office:value="5.67698824485506">
                <text:p>5.67698824485506</text:p>
              </table:table-cell>
              <table:table-cell office:value-type="float" office:value="5.69555716871161">
                <text:p>5.69555716871161</text:p>
              </table:table-cell>
              <table:table-cell office:value-type="float" office:value="5.69423694361881">
                <text:p>5.69423694361881</text:p>
              </table:table-cell>
              <table:table-cell office:value-type="float" office:value="5.67317050116358">
                <text:p>5.67317050116358</text:p>
              </table:table-cell>
              <table:table-cell office:value-type="float" office:value="5.68772256243654">
                <text:p>5.68772256243654</text:p>
              </table:table-cell>
              <table:table-cell office:value-type="float" office:value="5.66376983671295">
                <text:p>5.66376983671295</text:p>
              </table:table-cell>
              <table:table-cell office:value-type="float" office:value="5.703561104245">
                <text:p>5.703561104245</text:p>
              </table:table-cell>
              <table:table-cell office:value-type="float" office:value="5.71846368435404">
                <text:p>5.71846368435404</text:p>
              </table:table-cell>
              <table:table-cell office:value-type="float" office:value="5.65782642679103">
                <text:p>5.65782642679103</text:p>
              </table:table-cell>
              <table:table-cell office:value-type="float" office:value="5.629641194041">
                <text:p>5.629641194041</text:p>
              </table:table-cell>
              <table:table-cell office:value-type="float" office:value="5.66059006430839">
                <text:p>5.66059006430839</text:p>
              </table:table-cell>
              <table:table-cell office:value-type="float" office:value="5.70748341801965">
                <text:p>5.70748341801965</text:p>
              </table:table-cell>
              <table:table-cell office:value-type="float" office:value="5.67997731585983">
                <text:p>5.67997731585983</text:p>
              </table:table-cell>
              <table:table-cell office:value-type="float" office:value="5.63892255450534">
                <text:p>5.63892255450534</text:p>
              </table:table-cell>
              <table:table-cell office:value-type="float" office:value="5.65807477113742">
                <text:p>5.65807477113742</text:p>
              </table:table-cell>
              <table:table-cell office:value-type="float" office:value="5.69383544313866">
                <text:p>5.69383544313866</text:p>
              </table:table-cell>
              <table:table-cell office:value-type="float" office:value="5.69442176410857">
                <text:p>5.69442176410857</text:p>
              </table:table-cell>
              <table:table-cell office:value-type="float" office:value="5.69215925574111">
                <text:p>5.69215925574111</text:p>
              </table:table-cell>
              <table:table-cell office:value-type="float" office:value="5.69822139486541">
                <text:p>5.69822139486541</text:p>
              </table:table-cell>
              <table:table-cell office:value-type="float" office:value="5.67196555768258">
                <text:p>5.67196555768258</text:p>
              </table:table-cell>
              <table:table-cell office:value-type="float" office:value="5.6666170009648">
                <text:p>5.6666170009648</text:p>
              </table:table-cell>
              <table:table-cell office:value-type="float" office:value="5.66451017365397">
                <text:p>5.66451017365397</text:p>
              </table:table-cell>
              <table:table-cell office:value-type="float" office:value="5.67119017063223">
                <text:p>5.67119017063223</text:p>
              </table:table-cell>
              <table:table-cell office:value-type="float" office:value="5.64012061462838">
                <text:p>5.64012061462838</text:p>
              </table:table-cell>
              <table:table-cell office:value-type="float" office:value="5.60942173184894">
                <text:p>5.60942173184894</text:p>
              </table:table-cell>
              <table:table-cell office:value-type="float" office:value="5.66325653580967">
                <text:p>5.66325653580967</text:p>
              </table:table-cell>
              <table:table-cell office:value-type="float" office:value="5.62860490503235">
                <text:p>5.62860490503235</text:p>
              </table:table-cell>
              <table:table-cell office:value-type="float" office:value="5.65281884710145">
                <text:p>5.65281884710145</text:p>
              </table:table-cell>
              <table:table-cell office:value-type="float" office:value="5.68179524006392">
                <text:p>5.68179524006392</text:p>
              </table:table-cell>
              <table:table-cell office:value-type="float" office:value="5.70354801034276">
                <text:p>5.70354801034276</text:p>
              </table:table-cell>
              <table:table-cell office:value-type="float" office:value="5.62820140900302">
                <text:p>5.62820140900302</text:p>
              </table:table-cell>
              <table:table-cell office:value-type="float" office:value="5.62460791519606">
                <text:p>5.62460791519606</text:p>
              </table:table-cell>
              <table:table-cell office:value-type="float" office:value="5.67363994602405">
                <text:p>5.67363994602405</text:p>
              </table:table-cell>
              <table:table-cell office:value-type="float" office:value="5.65122072487967">
                <text:p>5.65122072487967</text:p>
              </table:table-cell>
              <table:table-cell office:value-type="float" office:value="5.69084567767485">
                <text:p>5.69084567767485</text:p>
              </table:table-cell>
              <table:table-cell office:value-type="float" office:value="5.60149126289072">
                <text:p>5.60149126289072</text:p>
              </table:table-cell>
              <table:table-cell office:value-type="float" office:value="5.63037447877703">
                <text:p>5.63037447877703</text:p>
              </table:table-cell>
              <table:table-cell office:value-type="float" office:value="5.57994783900442">
                <text:p>5.57994783900442</text:p>
              </table:table-cell>
              <table:table-cell office:value-type="float" office:value="5.62368398355066">
                <text:p>5.62368398355066</text:p>
              </table:table-cell>
              <table:table-cell office:value-type="float" office:value="5.65193277691119">
                <text:p>5.65193277691119</text:p>
              </table:table-cell>
              <table:table-cell office:value-type="float" office:value="5.67699516472257">
                <text:p>5.67699516472257</text:p>
              </table:table-cell>
              <table:table-cell office:value-type="float" office:value="5.58535139899891">
                <text:p>5.58535139899891</text:p>
              </table:table-cell>
              <table:table-cell office:value-type="float" office:value="5.62089165258862">
                <text:p>5.62089165258862</text:p>
              </table:table-cell>
            </table:table-row>
            <table:table-row>
              <table:table-cell office:value-type="string">
                <text:p>nqueens_omp_balanced</text:p>
              </table:table-cell>
              <table:table-cell office:value-type="float" office:value="0.34595213797607">
                <text:p>0.34595213797607</text:p>
              </table:table-cell>
              <table:table-cell office:value-type="float" office:value="0.157273843204149">
                <text:p>0.157273843204149</text:p>
              </table:table-cell>
              <table:table-cell office:value-type="float" office:value="0.239746243839494">
                <text:p>0.239746243839494</text:p>
              </table:table-cell>
              <table:table-cell office:value-type="float" office:value="0.309367665091611">
                <text:p>0.309367665091611</text:p>
              </table:table-cell>
              <table:table-cell office:value-type="float" office:value="0.386552020576697">
                <text:p>0.386552020576697</text:p>
              </table:table-cell>
              <table:table-cell office:value-type="float" office:value="0.468635062283339">
                <text:p>0.468635062283339</text:p>
              </table:table-cell>
              <table:table-cell office:value-type="float" office:value="0.551132730650114">
                <text:p>0.551132730650114</text:p>
              </table:table-cell>
              <table:table-cell office:value-type="float" office:value="0.631400499385991">
                <text:p>0.631400499385991</text:p>
              </table:table-cell>
              <table:table-cell office:value-type="float" office:value="0.715648610321385">
                <text:p>0.715648610321385</text:p>
              </table:table-cell>
              <table:table-cell office:value-type="float" office:value="0.787737368447407">
                <text:p>0.787737368447407</text:p>
              </table:table-cell>
              <table:table-cell office:value-type="float" office:value="0.855532391136978">
                <text:p>0.855532391136978</text:p>
              </table:table-cell>
              <table:table-cell office:value-type="float" office:value="0.934925419026264">
                <text:p>0.934925419026264</text:p>
              </table:table-cell>
              <table:table-cell office:value-type="float" office:value="0.997187431369626">
                <text:p>0.997187431369626</text:p>
              </table:table-cell>
              <table:table-cell office:value-type="float" office:value="1.08484877431483">
                <text:p>1.08484877431483</text:p>
              </table:table-cell>
              <table:table-cell office:value-type="float" office:value="1.19601052999648">
                <text:p>1.19601052999648</text:p>
              </table:table-cell>
              <table:table-cell office:value-type="float" office:value="1.24711309364544">
                <text:p>1.24711309364544</text:p>
              </table:table-cell>
              <table:table-cell office:value-type="float" office:value="1.26903215817901">
                <text:p>1.26903215817901</text:p>
              </table:table-cell>
              <table:table-cell office:value-type="float" office:value="1.33478179788458">
                <text:p>1.33478179788458</text:p>
              </table:table-cell>
              <table:table-cell office:value-type="float" office:value="1.51199213137995">
                <text:p>1.51199213137995</text:p>
              </table:table-cell>
              <table:table-cell office:value-type="float" office:value="1.52412551911189">
                <text:p>1.52412551911189</text:p>
              </table:table-cell>
              <table:table-cell office:value-type="float" office:value="1.57623189473487">
                <text:p>1.57623189473487</text:p>
              </table:table-cell>
              <table:table-cell office:value-type="float" office:value="1.68891803775211">
                <text:p>1.68891803775211</text:p>
              </table:table-cell>
              <table:table-cell office:value-type="float" office:value="1.76344441498386">
                <text:p>1.76344441498386</text:p>
              </table:table-cell>
              <table:table-cell office:value-type="float" office:value="1.89415311795312">
                <text:p>1.89415311795312</text:p>
              </table:table-cell>
              <table:table-cell office:value-type="float" office:value="1.99045445275662">
                <text:p>1.99045445275662</text:p>
              </table:table-cell>
              <table:table-cell office:value-type="float" office:value="2.00958102701406">
                <text:p>2.00958102701406</text:p>
              </table:table-cell>
              <table:table-cell office:value-type="float" office:value="2.03932055516375">
                <text:p>2.03932055516375</text:p>
              </table:table-cell>
              <table:table-cell office:value-type="float" office:value="2.12747788995304">
                <text:p>2.12747788995304</text:p>
              </table:table-cell>
              <table:table-cell office:value-type="float" office:value="2.21359672731004">
                <text:p>2.21359672731004</text:p>
              </table:table-cell>
              <table:table-cell office:value-type="float" office:value="2.30630878007414">
                <text:p>2.30630878007414</text:p>
              </table:table-cell>
              <table:table-cell office:value-type="float" office:value="2.43330348286612">
                <text:p>2.43330348286612</text:p>
              </table:table-cell>
              <table:table-cell office:value-type="float" office:value="2.52741727325975">
                <text:p>2.52741727325975</text:p>
              </table:table-cell>
              <table:table-cell office:value-type="float" office:value="2.55794363023309">
                <text:p>2.55794363023309</text:p>
              </table:table-cell>
              <table:table-cell office:value-type="float" office:value="2.62560189517447">
                <text:p>2.62560189517447</text:p>
              </table:table-cell>
              <table:table-cell office:value-type="float" office:value="2.75014858958644">
                <text:p>2.75014858958644</text:p>
              </table:table-cell>
              <table:table-cell office:value-type="float" office:value="2.81218054517178">
                <text:p>2.81218054517178</text:p>
              </table:table-cell>
              <table:table-cell office:value-type="float" office:value="2.85325378867174">
                <text:p>2.85325378867174</text:p>
              </table:table-cell>
              <table:table-cell office:value-type="float" office:value="2.95514900513887">
                <text:p>2.95514900513887</text:p>
              </table:table-cell>
              <table:table-cell office:value-type="float" office:value="2.98318164641446">
                <text:p>2.98318164641446</text:p>
              </table:table-cell>
              <table:table-cell office:value-type="float" office:value="3.01425047233305">
                <text:p>3.01425047233305</text:p>
              </table:table-cell>
              <table:table-cell office:value-type="float" office:value="3.07055744188212">
                <text:p>3.07055744188212</text:p>
              </table:table-cell>
              <table:table-cell office:value-type="float" office:value="3.17527059716545">
                <text:p>3.17527059716545</text:p>
              </table:table-cell>
              <table:table-cell office:value-type="float" office:value="3.18624249835423">
                <text:p>3.18624249835423</text:p>
              </table:table-cell>
              <table:table-cell office:value-type="float" office:value="3.28152607505918">
                <text:p>3.28152607505918</text:p>
              </table:table-cell>
              <table:table-cell office:value-type="float" office:value="3.3167730766107">
                <text:p>3.3167730766107</text:p>
              </table:table-cell>
              <table:table-cell office:value-type="float" office:value="3.49194643019154">
                <text:p>3.49194643019154</text:p>
              </table:table-cell>
              <table:table-cell office:value-type="float" office:value="3.46293682628796">
                <text:p>3.46293682628796</text:p>
              </table:table-cell>
              <table:table-cell office:value-type="float" office:value="3.62038839750902">
                <text:p>3.62038839750902</text:p>
              </table:table-cell>
              <table:table-cell office:value-type="float" office:value="3.63141686355327">
                <text:p>3.63141686355327</text:p>
              </table:table-cell>
              <table:table-cell office:value-type="float" office:value="3.69516164724492">
                <text:p>3.69516164724492</text:p>
              </table:table-cell>
              <table:table-cell office:value-type="float" office:value="3.79080856661668">
                <text:p>3.79080856661668</text:p>
              </table:table-cell>
              <table:table-cell office:value-type="float" office:value="3.90364991653897">
                <text:p>3.90364991653897</text:p>
              </table:table-cell>
              <table:table-cell office:value-type="float" office:value="4.09308461827873">
                <text:p>4.09308461827873</text:p>
              </table:table-cell>
              <table:table-cell office:value-type="float" office:value="4.09236505555959">
                <text:p>4.09236505555959</text:p>
              </table:table-cell>
              <table:table-cell office:value-type="float" office:value="4.13773008386312">
                <text:p>4.13773008386312</text:p>
              </table:table-cell>
              <table:table-cell office:value-type="float" office:value="4.26485745077187">
                <text:p>4.26485745077187</text:p>
              </table:table-cell>
              <table:table-cell office:value-type="float" office:value="4.33170550308504">
                <text:p>4.33170550308504</text:p>
              </table:table-cell>
              <table:table-cell office:value-type="float" office:value="4.43512854130978">
                <text:p>4.43512854130978</text:p>
              </table:table-cell>
              <table:table-cell office:value-type="float" office:value="4.52084424346775">
                <text:p>4.52084424346775</text:p>
              </table:table-cell>
              <table:table-cell office:value-type="float" office:value="4.43386817933252">
                <text:p>4.43386817933252</text:p>
              </table:table-cell>
              <table:table-cell office:value-type="float" office:value="4.52681334543855">
                <text:p>4.52681334543855</text:p>
              </table:table-cell>
              <table:table-cell office:value-type="float" office:value="4.5461693372114">
                <text:p>4.5461693372114</text:p>
              </table:table-cell>
              <table:table-cell office:value-type="float" office:value="4.70184668991861">
                <text:p>4.70184668991861</text:p>
              </table:table-cell>
              <table:table-cell office:value-type="float" office:value="4.71722088439097">
                <text:p>4.71722088439097</text:p>
              </table:table-cell>
              <table:table-cell office:value-type="float" office:value="4.74740840191228">
                <text:p>4.74740840191228</text:p>
              </table:table-cell>
              <table:table-cell office:value-type="float" office:value="4.71603371438519">
                <text:p>4.71603371438519</text:p>
              </table:table-cell>
              <table:table-cell office:value-type="float" office:value="4.81263392206068">
                <text:p>4.81263392206068</text:p>
              </table:table-cell>
              <table:table-cell office:value-type="float" office:value="4.90079466473261">
                <text:p>4.90079466473261</text:p>
              </table:table-cell>
              <table:table-cell office:value-type="float" office:value="4.84537887407857">
                <text:p>4.84537887407857</text:p>
              </table:table-cell>
              <table:table-cell office:value-type="float" office:value="4.84331999386669">
                <text:p>4.84331999386669</text:p>
              </table:table-cell>
              <table:table-cell office:value-type="float" office:value="4.93272611516019">
                <text:p>4.93272611516019</text:p>
              </table:table-cell>
              <table:table-cell office:value-type="float" office:value="4.99616861657023">
                <text:p>4.99616861657023</text:p>
              </table:table-cell>
              <table:table-cell office:value-type="float" office:value="5.04898864696784">
                <text:p>5.04898864696784</text:p>
              </table:table-cell>
              <table:table-cell office:value-type="float" office:value="5.06037560017191">
                <text:p>5.06037560017191</text:p>
              </table:table-cell>
              <table:table-cell office:value-type="float" office:value="5.02200909794986">
                <text:p>5.02200909794986</text:p>
              </table:table-cell>
              <table:table-cell office:value-type="float" office:value="5.12374307419254">
                <text:p>5.12374307419254</text:p>
              </table:table-cell>
              <table:table-cell office:value-type="float" office:value="5.11783610756998">
                <text:p>5.11783610756998</text:p>
              </table:table-cell>
              <table:table-cell office:value-type="float" office:value="5.2381379740944">
                <text:p>5.2381379740944</text:p>
              </table:table-cell>
              <table:table-cell office:value-type="float" office:value="5.23929347008925">
                <text:p>5.23929347008925</text:p>
              </table:table-cell>
              <table:table-cell office:value-type="float" office:value="5.20615577376513">
                <text:p>5.20615577376513</text:p>
              </table:table-cell>
              <table:table-cell office:value-type="float" office:value="5.16836404734408">
                <text:p>5.16836404734408</text:p>
              </table:table-cell>
              <table:table-cell office:value-type="float" office:value="5.25743110085485">
                <text:p>5.25743110085485</text:p>
              </table:table-cell>
              <table:table-cell office:value-type="float" office:value="5.27999447044479">
                <text:p>5.27999447044479</text:p>
              </table:table-cell>
              <table:table-cell office:value-type="float" office:value="5.28022634366364">
                <text:p>5.28022634366364</text:p>
              </table:table-cell>
              <table:table-cell office:value-type="float" office:value="5.39510232022329">
                <text:p>5.39510232022329</text:p>
              </table:table-cell>
              <table:table-cell office:value-type="float" office:value="5.23891585931588">
                <text:p>5.23891585931588</text:p>
              </table:table-cell>
              <table:table-cell office:value-type="float" office:value="5.51892675899088">
                <text:p>5.51892675899088</text:p>
              </table:table-cell>
              <table:table-cell office:value-type="float" office:value="5.58398313469182">
                <text:p>5.58398313469182</text:p>
              </table:table-cell>
              <table:table-cell office:value-type="float" office:value="5.59749441181374">
                <text:p>5.59749441181374</text:p>
              </table:table-cell>
              <table:table-cell office:value-type="float" office:value="5.43779113177291">
                <text:p>5.43779113177291</text:p>
              </table:table-cell>
              <table:table-cell office:value-type="float" office:value="5.62248780078382">
                <text:p>5.62248780078382</text:p>
              </table:table-cell>
              <table:table-cell office:value-type="float" office:value="5.60678953282658">
                <text:p>5.60678953282658</text:p>
              </table:table-cell>
              <table:table-cell office:value-type="float" office:value="5.56341168899749">
                <text:p>5.56341168899749</text:p>
              </table:table-cell>
              <table:table-cell office:value-type="float" office:value="5.65143990937992">
                <text:p>5.65143990937992</text:p>
              </table:table-cell>
              <table:table-cell office:value-type="float" office:value="5.65208055591314">
                <text:p>5.65208055591314</text:p>
              </table:table-cell>
              <table:table-cell office:value-type="float" office:value="5.65821499042238">
                <text:p>5.65821499042238</text:p>
              </table:table-cell>
              <table:table-cell office:value-type="float" office:value="5.71874342283593">
                <text:p>5.71874342283593</text:p>
              </table:table-cell>
              <table:table-cell office:value-type="float" office:value="5.71981024008944">
                <text:p>5.71981024008944</text:p>
              </table:table-cell>
              <table:table-cell office:value-type="float" office:value="5.73091811367228">
                <text:p>5.73091811367228</text:p>
              </table:table-cell>
              <table:table-cell office:value-type="float" office:value="5.70729381446821">
                <text:p>5.70729381446821</text:p>
              </table:table-cell>
              <table:table-cell office:value-type="float" office:value="5.74517315859914">
                <text:p>5.74517315859914</text:p>
              </table:table-cell>
              <table:table-cell office:value-type="float" office:value="5.75972666904119">
                <text:p>5.75972666904119</text:p>
              </table:table-cell>
              <table:table-cell office:value-type="float" office:value="5.76420687741063">
                <text:p>5.76420687741063</text:p>
              </table:table-cell>
              <table:table-cell office:value-type="float" office:value="5.70434114604366">
                <text:p>5.70434114604366</text:p>
              </table:table-cell>
              <table:table-cell office:value-type="float" office:value="5.71665541871648">
                <text:p>5.71665541871648</text:p>
              </table:table-cell>
              <table:table-cell office:value-type="float" office:value="5.76909979206521">
                <text:p>5.76909979206521</text:p>
              </table:table-cell>
              <table:table-cell office:value-type="float" office:value="5.81025716467893">
                <text:p>5.81025716467893</text:p>
              </table:table-cell>
              <table:table-cell office:value-type="float" office:value="5.78286977487796">
                <text:p>5.78286977487796</text:p>
              </table:table-cell>
              <table:table-cell office:value-type="float" office:value="5.75886819729279">
                <text:p>5.75886819729279</text:p>
              </table:table-cell>
              <table:table-cell office:value-type="float" office:value="5.77781861725486">
                <text:p>5.77781861725486</text:p>
              </table:table-cell>
              <table:table-cell office:value-type="float" office:value="5.83630343804578">
                <text:p>5.83630343804578</text:p>
              </table:table-cell>
              <table:table-cell office:value-type="float" office:value="5.79301680145035">
                <text:p>5.79301680145035</text:p>
              </table:table-cell>
              <table:table-cell office:value-type="float" office:value="5.81801280444426">
                <text:p>5.81801280444426</text:p>
              </table:table-cell>
              <table:table-cell office:value-type="float" office:value="5.8533666803916">
                <text:p>5.8533666803916</text:p>
              </table:table-cell>
              <table:table-cell office:value-type="float" office:value="5.83521328558558">
                <text:p>5.83521328558558</text:p>
              </table:table-cell>
              <table:table-cell office:value-type="float" office:value="5.85656959324339">
                <text:p>5.85656959324339</text:p>
              </table:table-cell>
              <table:table-cell office:value-type="float" office:value="5.82425597356781">
                <text:p>5.82425597356781</text:p>
              </table:table-cell>
              <table:table-cell office:value-type="float" office:value="5.85694035469777">
                <text:p>5.85694035469777</text:p>
              </table:table-cell>
              <table:table-cell office:value-type="float" office:value="5.90270502515366">
                <text:p>5.90270502515366</text:p>
              </table:table-cell>
              <table:table-cell office:value-type="float" office:value="5.91142585982039">
                <text:p>5.91142585982039</text:p>
              </table:table-cell>
              <table:table-cell office:value-type="float" office:value="5.81563878516532">
                <text:p>5.81563878516532</text:p>
              </table:table-cell>
              <table:table-cell office:value-type="float" office:value="5.84231854725144">
                <text:p>5.84231854725144</text:p>
              </table:table-cell>
              <table:table-cell office:value-type="float" office:value="5.82948857081578">
                <text:p>5.82948857081578</text:p>
              </table:table-cell>
              <table:table-cell office:value-type="float" office:value="5.84776939059083">
                <text:p>5.84776939059083</text:p>
              </table:table-cell>
              <table:table-cell office:value-type="float" office:value="5.89753332190422">
                <text:p>5.89753332190422</text:p>
              </table:table-cell>
              <table:table-cell office:value-type="float" office:value="5.90682369753743">
                <text:p>5.90682369753743</text:p>
              </table:table-cell>
              <table:table-cell office:value-type="float" office:value="5.86799430850746">
                <text:p>5.86799430850746</text:p>
              </table:table-cell>
              <table:table-cell office:value-type="float" office:value="5.86095896639631">
                <text:p>5.86095896639631</text:p>
              </table:table-cell>
              <table:table-cell office:value-type="float" office:value="5.84166641569661">
                <text:p>5.84166641569661</text:p>
              </table:table-cell>
              <table:table-cell office:value-type="float" office:value="5.94098654625646">
                <text:p>5.94098654625646</text:p>
              </table:table-cell>
              <table:table-cell office:value-type="float" office:value="5.87488550652568">
                <text:p>5.87488550652568</text:p>
              </table:table-cell>
              <table:table-cell office:value-type="float" office:value="5.87052659536068">
                <text:p>5.87052659536068</text:p>
              </table:table-cell>
              <table:table-cell office:value-type="float" office:value="5.80110025962261">
                <text:p>5.80110025962261</text:p>
              </table:table-cell>
              <table:table-cell office:value-type="float" office:value="5.78444158353358">
                <text:p>5.78444158353358</text:p>
              </table:table-cell>
              <table:table-cell office:value-type="float" office:value="5.76847998360243">
                <text:p>5.76847998360243</text:p>
              </table:table-cell>
              <table:table-cell office:value-type="float" office:value="5.73582678004701">
                <text:p>5.73582678004701</text:p>
              </table:table-cell>
              <table:table-cell office:value-type="float" office:value="5.7242050909406">
                <text:p>5.7242050909406</text:p>
              </table:table-cell>
              <table:table-cell office:value-type="float" office:value="5.67692740064043">
                <text:p>5.67692740064043</text:p>
              </table:table-cell>
              <table:table-cell office:value-type="float" office:value="5.6842491364639">
                <text:p>5.6842491364639</text:p>
              </table:table-cell>
              <table:table-cell office:value-type="float" office:value="5.72296929003635">
                <text:p>5.72296929003635</text:p>
              </table:table-cell>
              <table:table-cell office:value-type="float" office:value="5.68718986430985">
                <text:p>5.68718986430985</text:p>
              </table:table-cell>
              <table:table-cell office:value-type="float" office:value="5.73250033025193">
                <text:p>5.73250033025193</text:p>
              </table:table-cell>
              <table:table-cell office:value-type="float" office:value="5.74286942280068">
                <text:p>5.74286942280068</text:p>
              </table:table-cell>
              <table:table-cell office:value-type="float" office:value="5.77465394627967">
                <text:p>5.77465394627967</text:p>
              </table:table-cell>
              <table:table-cell office:value-type="float" office:value="5.71858716135208">
                <text:p>5.71858716135208</text:p>
              </table:table-cell>
              <table:table-cell office:value-type="float" office:value="5.73203843949906">
                <text:p>5.73203843949906</text:p>
              </table:table-cell>
              <table:table-cell office:value-type="float" office:value="5.75947955964453">
                <text:p>5.75947955964453</text:p>
              </table:table-cell>
              <table:table-cell office:value-type="float" office:value="5.78229935504291">
                <text:p>5.78229935504291</text:p>
              </table:table-cell>
              <table:table-cell office:value-type="float" office:value="5.7744577656145">
                <text:p>5.7744577656145</text:p>
              </table:table-cell>
              <table:table-cell office:value-type="float" office:value="5.86190856081675">
                <text:p>5.86190856081675</text:p>
              </table:table-cell>
              <table:table-cell office:value-type="float" office:value="5.91441437659233">
                <text:p>5.91441437659233</text:p>
              </table:table-cell>
              <table:table-cell office:value-type="float" office:value="5.85319700021342">
                <text:p>5.85319700021342</text:p>
              </table:table-cell>
              <table:table-cell office:value-type="float" office:value="5.8675371216931">
                <text:p>5.8675371216931</text:p>
              </table:table-cell>
              <table:table-cell office:value-type="float" office:value="5.91357269925292">
                <text:p>5.91357269925292</text:p>
              </table:table-cell>
              <table:table-cell office:value-type="float" office:value="5.85137146784256">
                <text:p>5.85137146784256</text:p>
              </table:table-cell>
              <table:table-cell office:value-type="float" office:value="5.86745656980698">
                <text:p>5.86745656980698</text:p>
              </table:table-cell>
              <table:table-cell office:value-type="float" office:value="5.8388415415848">
                <text:p>5.8388415415848</text:p>
              </table:table-cell>
              <table:table-cell office:value-type="float" office:value="5.85863592476274">
                <text:p>5.85863592476274</text:p>
              </table:table-cell>
              <table:table-cell office:value-type="float" office:value="5.83745467335608">
                <text:p>5.83745467335608</text:p>
              </table:table-cell>
              <table:table-cell office:value-type="float" office:value="5.84825869373771">
                <text:p>5.84825869373771</text:p>
              </table:table-cell>
              <table:table-cell office:value-type="float" office:value="5.83256844968516">
                <text:p>5.83256844968516</text:p>
              </table:table-cell>
              <table:table-cell office:value-type="float" office:value="5.85799519055834">
                <text:p>5.85799519055834</text:p>
              </table:table-cell>
              <table:table-cell office:value-type="float" office:value="5.852026830889">
                <text:p>5.852026830889</text:p>
              </table:table-cell>
              <table:table-cell office:value-type="float" office:value="5.85645696687497">
                <text:p>5.85645696687497</text:p>
              </table:table-cell>
              <table:table-cell office:value-type="float" office:value="5.88417865070856">
                <text:p>5.88417865070856</text:p>
              </table:table-cell>
              <table:table-cell office:value-type="float" office:value="5.85995682938103">
                <text:p>5.85995682938103</text:p>
              </table:table-cell>
              <table:table-cell office:value-type="float" office:value="5.75704347971083">
                <text:p>5.75704347971083</text:p>
              </table:table-cell>
              <table:table-cell office:value-type="float" office:value="5.76108026171595">
                <text:p>5.76108026171595</text:p>
              </table:table-cell>
              <table:table-cell office:value-type="float" office:value="5.81641149220517">
                <text:p>5.81641149220517</text:p>
              </table:table-cell>
              <table:table-cell office:value-type="float" office:value="5.82616865105245">
                <text:p>5.82616865105245</text:p>
              </table:table-cell>
              <table:table-cell office:value-type="float" office:value="5.81368235285007">
                <text:p>5.81368235285007</text:p>
              </table:table-cell>
              <table:table-cell office:value-type="float" office:value="5.80931441581907">
                <text:p>5.80931441581907</text:p>
              </table:table-cell>
              <table:table-cell office:value-type="float" office:value="5.82673408678394">
                <text:p>5.82673408678394</text:p>
              </table:table-cell>
              <table:table-cell office:value-type="float" office:value="5.78577836720692">
                <text:p>5.78577836720692</text:p>
              </table:table-cell>
              <table:table-cell office:value-type="float" office:value="5.8816899784077">
                <text:p>5.8816899784077</text:p>
              </table:table-cell>
              <table:table-cell office:value-type="float" office:value="5.81428151881529">
                <text:p>5.81428151881529</text:p>
              </table:table-cell>
              <table:table-cell office:value-type="float" office:value="5.79500636665352">
                <text:p>5.79500636665352</text:p>
              </table:table-cell>
              <table:table-cell office:value-type="float" office:value="5.8515800991716">
                <text:p>5.8515800991716</text:p>
              </table:table-cell>
              <table:table-cell office:value-type="float" office:value="5.86051640264044">
                <text:p>5.86051640264044</text:p>
              </table:table-cell>
              <table:table-cell office:value-type="float" office:value="5.86945799277551">
                <text:p>5.86945799277551</text:p>
              </table:table-cell>
              <table:table-cell office:value-type="float" office:value="5.77727562488307">
                <text:p>5.77727562488307</text:p>
              </table:table-cell>
              <table:table-cell office:value-type="float" office:value="5.7886276739125">
                <text:p>5.7886276739125</text:p>
              </table:table-cell>
              <table:table-cell office:value-type="float" office:value="5.78697507606101">
                <text:p>5.78697507606101</text:p>
              </table:table-cell>
              <table:table-cell office:value-type="float" office:value="5.74711285430231">
                <text:p>5.74711285430231</text:p>
              </table:table-cell>
              <table:table-cell office:value-type="float" office:value="5.81349894153968">
                <text:p>5.81349894153968</text:p>
              </table:table-cell>
              <table:table-cell office:value-type="float" office:value="5.69124197485425">
                <text:p>5.69124197485425</text:p>
              </table:table-cell>
              <table:table-cell office:value-type="float" office:value="5.75522377547676">
                <text:p>5.75522377547676</text:p>
              </table:table-cell>
              <table:table-cell office:value-type="float" office:value="5.71535286479297">
                <text:p>5.71535286479297</text:p>
              </table:table-cell>
              <table:table-cell office:value-type="float" office:value="5.7807524796575">
                <text:p>5.7807524796575</text:p>
              </table:table-cell>
              <table:table-cell office:value-type="float" office:value="5.77263926096627">
                <text:p>5.77263926096627</text:p>
              </table:table-cell>
              <table:table-cell office:value-type="float" office:value="5.78038292679605">
                <text:p>5.78038292679605</text:p>
              </table:table-cell>
              <table:table-cell office:value-type="float" office:value="5.77577262327772">
                <text:p>5.77577262327772</text:p>
              </table:table-cell>
              <table:table-cell office:value-type="float" office:value="5.73834613591165">
                <text:p>5.73834613591165</text:p>
              </table:table-cell>
              <table:table-cell office:value-type="float" office:value="5.81869995380188">
                <text:p>5.81869995380188</text:p>
              </table:table-cell>
              <table:table-cell office:value-type="float" office:value="5.74375559472115">
                <text:p>5.74375559472115</text:p>
              </table:table-cell>
              <table:table-cell office:value-type="float" office:value="5.79488091636898">
                <text:p>5.79488091636898</text:p>
              </table:table-cell>
              <table:table-cell office:value-type="float" office:value="5.75329281836928">
                <text:p>5.75329281836928</text:p>
              </table:table-cell>
              <table:table-cell office:value-type="float" office:value="5.79551573139953">
                <text:p>5.79551573139953</text:p>
              </table:table-cell>
              <table:table-cell office:value-type="float" office:value="5.71070209814093">
                <text:p>5.71070209814093</text:p>
              </table:table-cell>
              <table:table-cell office:value-type="float" office:value="5.78415583585315">
                <text:p>5.78415583585315</text:p>
              </table:table-cell>
              <table:table-cell office:value-type="float" office:value="5.77747766502386">
                <text:p>5.77747766502386</text:p>
              </table:table-cell>
              <table:table-cell office:value-type="float" office:value="5.71354802490859">
                <text:p>5.71354802490859</text:p>
              </table:table-cell>
              <table:table-cell office:value-type="float" office:value="5.73868425337538">
                <text:p>5.73868425337538</text:p>
              </table:table-cell>
              <table:table-cell office:value-type="float" office:value="5.81910865506371">
                <text:p>5.81910865506371</text:p>
              </table:table-cell>
              <table:table-cell office:value-type="float" office:value="5.76140427920473">
                <text:p>5.76140427920473</text:p>
              </table:table-cell>
              <table:table-cell office:value-type="float" office:value="5.78180113192025">
                <text:p>5.78180113192025</text:p>
              </table:table-cell>
              <table:table-cell office:value-type="float" office:value="5.68367069110143">
                <text:p>5.68367069110143</text:p>
              </table:table-cell>
              <table:table-cell office:value-type="float" office:value="5.76208866504708">
                <text:p>5.76208866504708</text:p>
              </table:table-cell>
              <table:table-cell office:value-type="float" office:value="5.76483141802072">
                <text:p>5.76483141802072</text:p>
              </table:table-cell>
              <table:table-cell office:value-type="float" office:value="5.75791550121836">
                <text:p>5.75791550121836</text:p>
              </table:table-cell>
              <table:table-cell office:value-type="float" office:value="5.75644567877404">
                <text:p>5.75644567877404</text:p>
              </table:table-cell>
              <table:table-cell office:value-type="float" office:value="5.7614767463772">
                <text:p>5.7614767463772</text:p>
              </table:table-cell>
              <table:table-cell office:value-type="float" office:value="5.74022373024351">
                <text:p>5.74022373024351</text:p>
              </table:table-cell>
              <table:table-cell office:value-type="float" office:value="5.75106926893161">
                <text:p>5.75106926893161</text:p>
              </table:table-cell>
              <table:table-cell office:value-type="float" office:value="5.74887523920738">
                <text:p>5.74887523920738</text:p>
              </table:table-cell>
              <table:table-cell office:value-type="float" office:value="5.67920594468204">
                <text:p>5.67920594468204</text:p>
              </table:table-cell>
              <table:table-cell office:value-type="float" office:value="5.70148315444797">
                <text:p>5.70148315444797</text:p>
              </table:table-cell>
              <table:table-cell office:value-type="float" office:value="5.77207280215959">
                <text:p>5.77207280215959</text:p>
              </table:table-cell>
              <table:table-cell office:value-type="float" office:value="5.71495802447811">
                <text:p>5.71495802447811</text:p>
              </table:table-cell>
              <table:table-cell office:value-type="float" office:value="5.71101171906612">
                <text:p>5.71101171906612</text:p>
              </table:table-cell>
              <table:table-cell office:value-type="float" office:value="5.80100299897063">
                <text:p>5.80100299897063</text:p>
              </table:table-cell>
              <table:table-cell office:value-type="float" office:value="5.69571550872739">
                <text:p>5.69571550872739</text:p>
              </table:table-cell>
              <table:table-cell office:value-type="float" office:value="5.69300055862443">
                <text:p>5.69300055862443</text:p>
              </table:table-cell>
              <table:table-cell office:value-type="float" office:value="5.67673117440501">
                <text:p>5.67673117440501</text:p>
              </table:table-cell>
              <table:table-cell office:value-type="float" office:value="5.73413857855391">
                <text:p>5.73413857855391</text:p>
              </table:table-cell>
              <table:table-cell office:value-type="float" office:value="5.7198682037104">
                <text:p>5.7198682037104</text:p>
              </table:table-cell>
              <table:table-cell office:value-type="float" office:value="5.703272662136">
                <text:p>5.703272662136</text:p>
              </table:table-cell>
              <table:table-cell office:value-type="float" office:value="5.70228255246669">
                <text:p>5.70228255246669</text:p>
              </table:table-cell>
              <table:table-cell office:value-type="float" office:value="5.77307730894191">
                <text:p>5.77307730894191</text:p>
              </table:table-cell>
              <table:table-cell office:value-type="float" office:value="5.76465672581504">
                <text:p>5.76465672581504</text:p>
              </table:table-cell>
              <table:table-cell office:value-type="float" office:value="5.73299641168999">
                <text:p>5.73299641168999</text:p>
              </table:table-cell>
              <table:table-cell office:value-type="float" office:value="5.73176342651338">
                <text:p>5.73176342651338</text:p>
              </table:table-cell>
              <table:table-cell office:value-type="float" office:value="5.69850176959637">
                <text:p>5.69850176959637</text:p>
              </table:table-cell>
              <table:table-cell office:value-type="float" office:value="5.73453107219981">
                <text:p>5.73453107219981</text:p>
              </table:table-cell>
              <table:table-cell office:value-type="float" office:value="5.7476173840767">
                <text:p>5.7476173840767</text:p>
              </table:table-cell>
              <table:table-cell office:value-type="float" office:value="5.75126741119394">
                <text:p>5.75126741119394</text:p>
              </table:table-cell>
              <table:table-cell office:value-type="float" office:value="5.75056103362793">
                <text:p>5.75056103362793</text:p>
              </table:table-cell>
              <table:table-cell office:value-type="float" office:value="5.73011081152469">
                <text:p>5.73011081152469</text:p>
              </table:table-cell>
              <table:table-cell office:value-type="float" office:value="5.74199457422654">
                <text:p>5.74199457422654</text:p>
              </table:table-cell>
              <table:table-cell office:value-type="float" office:value="5.73269146105875">
                <text:p>5.73269146105875</text:p>
              </table:table-cell>
            </table:table-row>
            <table:table-row>
              <table:table-cell office:value-type="string">
                <text:p>nqueens_omp_cilk</text:p>
              </table:table-cell>
              <table:table-cell office:value-type="float" office:value="0.310045442033697">
                <text:p>0.310045442033697</text:p>
              </table:table-cell>
              <table:table-cell office:value-type="float" office:value="0.45289776821801">
                <text:p>0.45289776821801</text:p>
              </table:table-cell>
              <table:table-cell office:value-type="float" office:value="0.675452601160827">
                <text:p>0.675452601160827</text:p>
              </table:table-cell>
              <table:table-cell office:value-type="float" office:value="0.904798079853552">
                <text:p>0.904798079853552</text:p>
              </table:table-cell>
              <table:table-cell office:value-type="float" office:value="1.1233428220831">
                <text:p>1.1233428220831</text:p>
              </table:table-cell>
              <table:table-cell office:value-type="float" office:value="1.35299797268711">
                <text:p>1.35299797268711</text:p>
              </table:table-cell>
              <table:table-cell office:value-type="float" office:value="1.57624644485239">
                <text:p>1.57624644485239</text:p>
              </table:table-cell>
              <table:table-cell office:value-type="float" office:value="1.79973912188318">
                <text:p>1.79973912188318</text:p>
              </table:table-cell>
              <table:table-cell office:value-type="float" office:value="2.01936607365281">
                <text:p>2.01936607365281</text:p>
              </table:table-cell>
              <table:table-cell office:value-type="float" office:value="2.21207356415407">
                <text:p>2.21207356415407</text:p>
              </table:table-cell>
              <table:table-cell office:value-type="float" office:value="2.43293602167078">
                <text:p>2.43293602167078</text:p>
              </table:table-cell>
              <table:table-cell office:value-type="float" office:value="2.67842732515931">
                <text:p>2.67842732515931</text:p>
              </table:table-cell>
              <table:table-cell office:value-type="float" office:value="2.88494319804361">
                <text:p>2.88494319804361</text:p>
              </table:table-cell>
              <table:table-cell office:value-type="float" office:value="3.08671083224108">
                <text:p>3.08671083224108</text:p>
              </table:table-cell>
              <table:table-cell office:value-type="float" office:value="3.3197514499251">
                <text:p>3.3197514499251</text:p>
              </table:table-cell>
              <table:table-cell office:value-type="float" office:value="3.54454836606803">
                <text:p>3.54454836606803</text:p>
              </table:table-cell>
              <table:table-cell office:value-type="float" office:value="3.76857909470301">
                <text:p>3.76857909470301</text:p>
              </table:table-cell>
              <table:table-cell office:value-type="float" office:value="3.95200376156423">
                <text:p>3.95200376156423</text:p>
              </table:table-cell>
              <table:table-cell office:value-type="float" office:value="4.20316727277392">
                <text:p>4.20316727277392</text:p>
              </table:table-cell>
              <table:table-cell office:value-type="float" office:value="4.38943898146666">
                <text:p>4.38943898146666</text:p>
              </table:table-cell>
              <table:table-cell office:value-type="float" office:value="4.61691549349278">
                <text:p>4.61691549349278</text:p>
              </table:table-cell>
              <table:table-cell office:value-type="float" office:value="4.81334735628224">
                <text:p>4.81334735628224</text:p>
              </table:table-cell>
              <table:table-cell office:value-type="float" office:value="5.04610315030028">
                <text:p>5.04610315030028</text:p>
              </table:table-cell>
              <table:table-cell office:value-type="float" office:value="5.23629129647072">
                <text:p>5.23629129647072</text:p>
              </table:table-cell>
              <table:table-cell office:value-type="float" office:value="5.42978061026958">
                <text:p>5.42978061026958</text:p>
              </table:table-cell>
              <table:table-cell office:value-type="float" office:value="5.58376175893997">
                <text:p>5.58376175893997</text:p>
              </table:table-cell>
              <table:table-cell office:value-type="float" office:value="5.86240761472581">
                <text:p>5.86240761472581</text:p>
              </table:table-cell>
              <table:table-cell office:value-type="float" office:value="5.96112288611512">
                <text:p>5.96112288611512</text:p>
              </table:table-cell>
              <table:table-cell office:value-type="float" office:value="6.29444366647508">
                <text:p>6.29444366647508</text:p>
              </table:table-cell>
              <table:table-cell office:value-type="float" office:value="6.5059686252444">
                <text:p>6.5059686252444</text:p>
              </table:table-cell>
              <table:table-cell office:value-type="float" office:value="6.68593779574775">
                <text:p>6.68593779574775</text:p>
              </table:table-cell>
              <table:table-cell office:value-type="float" office:value="6.63445659649592">
                <text:p>6.63445659649592</text:p>
              </table:table-cell>
              <table:table-cell office:value-type="float" office:value="7.07023000073808">
                <text:p>7.07023000073808</text:p>
              </table:table-cell>
              <table:table-cell office:value-type="float" office:value="7.2278704596139">
                <text:p>7.2278704596139</text:p>
              </table:table-cell>
              <table:table-cell office:value-type="float" office:value="7.53108917639868">
                <text:p>7.53108917639868</text:p>
              </table:table-cell>
              <table:table-cell office:value-type="float" office:value="7.65863665395569">
                <text:p>7.65863665395569</text:p>
              </table:table-cell>
              <table:table-cell office:value-type="float" office:value="7.73885977490339">
                <text:p>7.73885977490339</text:p>
              </table:table-cell>
              <table:table-cell office:value-type="float" office:value="8.03832952303828">
                <text:p>8.03832952303828</text:p>
              </table:table-cell>
              <table:table-cell office:value-type="float" office:value="8.0826154379277">
                <text:p>8.0826154379277</text:p>
              </table:table-cell>
              <table:table-cell office:value-type="float" office:value="8.38216549703543">
                <text:p>8.38216549703543</text:p>
              </table:table-cell>
              <table:table-cell office:value-type="float" office:value="8.71913869193753">
                <text:p>8.71913869193753</text:p>
              </table:table-cell>
              <table:table-cell office:value-type="float" office:value="8.70057858233946">
                <text:p>8.70057858233946</text:p>
              </table:table-cell>
              <table:table-cell office:value-type="float" office:value="8.89729760441204">
                <text:p>8.89729760441204</text:p>
              </table:table-cell>
              <table:table-cell office:value-type="float" office:value="9.26863753161444">
                <text:p>9.26863753161444</text:p>
              </table:table-cell>
              <table:table-cell office:value-type="float" office:value="9.23373084475528">
                <text:p>9.23373084475528</text:p>
              </table:table-cell>
              <table:table-cell office:value-type="float" office:value="9.25152153637572">
                <text:p>9.25152153637572</text:p>
              </table:table-cell>
              <table:table-cell office:value-type="float" office:value="9.40340854218227">
                <text:p>9.40340854218227</text:p>
              </table:table-cell>
              <table:table-cell office:value-type="float" office:value="9.60840781305162">
                <text:p>9.60840781305162</text:p>
              </table:table-cell>
              <table:table-cell office:value-type="float" office:value="10.1398639611526">
                <text:p>10.1398639611526</text:p>
              </table:table-cell>
              <table:table-cell office:value-type="float" office:value="10.0658355482888">
                <text:p>10.0658355482888</text:p>
              </table:table-cell>
              <table:table-cell office:value-type="float" office:value="10.4485779615479">
                <text:p>10.4485779615479</text:p>
              </table:table-cell>
              <table:table-cell office:value-type="float" office:value="10.4960106803835">
                <text:p>10.4960106803835</text:p>
              </table:table-cell>
              <table:table-cell office:value-type="float" office:value="10.4483547327312">
                <text:p>10.4483547327312</text:p>
              </table:table-cell>
              <table:table-cell office:value-type="float" office:value="10.9495238001799">
                <text:p>10.9495238001799</text:p>
              </table:table-cell>
              <table:table-cell office:value-type="float" office:value="11.0137398368818">
                <text:p>11.0137398368818</text:p>
              </table:table-cell>
              <table:table-cell office:value-type="float" office:value="11.2099114969136">
                <text:p>11.2099114969136</text:p>
              </table:table-cell>
              <table:table-cell office:value-type="float" office:value="11.1367474351661">
                <text:p>11.1367474351661</text:p>
              </table:table-cell>
              <table:table-cell office:value-type="float" office:value="11.3373533093467">
                <text:p>11.3373533093467</text:p>
              </table:table-cell>
              <table:table-cell office:value-type="float" office:value="11.0058759241319">
                <text:p>11.0058759241319</text:p>
              </table:table-cell>
              <table:table-cell office:value-type="float" office:value="10.9262579566291">
                <text:p>10.9262579566291</text:p>
              </table:table-cell>
              <table:table-cell office:value-type="float" office:value="11.9905778685079">
                <text:p>11.9905778685079</text:p>
              </table:table-cell>
              <table:table-cell office:value-type="float" office:value="11.5590156610268">
                <text:p>11.5590156610268</text:p>
              </table:table-cell>
              <table:table-cell office:value-type="float" office:value="12.0427656552611">
                <text:p>12.0427656552611</text:p>
              </table:table-cell>
              <table:table-cell office:value-type="float" office:value="12.2232660484492">
                <text:p>12.2232660484492</text:p>
              </table:table-cell>
              <table:table-cell office:value-type="float" office:value="12.3963012933511">
                <text:p>12.3963012933511</text:p>
              </table:table-cell>
              <table:table-cell office:value-type="float" office:value="12.5612570507071">
                <text:p>12.5612570507071</text:p>
              </table:table-cell>
              <table:table-cell office:value-type="float" office:value="12.5642522441222">
                <text:p>12.5642522441222</text:p>
              </table:table-cell>
              <table:table-cell office:value-type="float" office:value="12.6840700841998">
                <text:p>12.6840700841998</text:p>
              </table:table-cell>
              <table:table-cell office:value-type="float" office:value="12.6744934457253">
                <text:p>12.6744934457253</text:p>
              </table:table-cell>
              <table:table-cell office:value-type="float" office:value="12.8410004937651">
                <text:p>12.8410004937651</text:p>
              </table:table-cell>
              <table:table-cell office:value-type="float" office:value="12.7649619790302">
                <text:p>12.7649619790302</text:p>
              </table:table-cell>
              <table:table-cell office:value-type="float" office:value="12.9478275279435">
                <text:p>12.9478275279435</text:p>
              </table:table-cell>
              <table:table-cell office:value-type="float" office:value="13.0632877709117">
                <text:p>13.0632877709117</text:p>
              </table:table-cell>
              <table:table-cell office:value-type="float" office:value="12.9591711217943">
                <text:p>12.9591711217943</text:p>
              </table:table-cell>
              <table:table-cell office:value-type="float" office:value="13.0801101499252">
                <text:p>13.0801101499252</text:p>
              </table:table-cell>
              <table:table-cell office:value-type="float" office:value="12.8741028906856">
                <text:p>12.8741028906856</text:p>
              </table:table-cell>
              <table:table-cell office:value-type="float" office:value="12.9391285822033">
                <text:p>12.9391285822033</text:p>
              </table:table-cell>
              <table:table-cell office:value-type="float" office:value="13.2364519044957">
                <text:p>13.2364519044957</text:p>
              </table:table-cell>
              <table:table-cell office:value-type="float" office:value="13.496863775419">
                <text:p>13.496863775419</text:p>
              </table:table-cell>
              <table:table-cell office:value-type="float" office:value="13.4673592226659">
                <text:p>13.4673592226659</text:p>
              </table:table-cell>
              <table:table-cell office:value-type="float" office:value="13.3675360215611">
                <text:p>13.3675360215611</text:p>
              </table:table-cell>
              <table:table-cell office:value-type="float" office:value="13.7396630998535">
                <text:p>13.7396630998535</text:p>
              </table:table-cell>
              <table:table-cell office:value-type="float" office:value="13.5196973833395">
                <text:p>13.5196973833395</text:p>
              </table:table-cell>
              <table:table-cell office:value-type="float" office:value="13.6560025819144">
                <text:p>13.6560025819144</text:p>
              </table:table-cell>
              <table:table-cell office:value-type="float" office:value="13.6156868887378">
                <text:p>13.6156868887378</text:p>
              </table:table-cell>
              <table:table-cell office:value-type="float" office:value="13.7392982427898">
                <text:p>13.7392982427898</text:p>
              </table:table-cell>
              <table:table-cell office:value-type="float" office:value="13.9409734662761">
                <text:p>13.9409734662761</text:p>
              </table:table-cell>
              <table:table-cell office:value-type="float" office:value="13.460910672561">
                <text:p>13.460910672561</text:p>
              </table:table-cell>
              <table:table-cell office:value-type="float" office:value="13.9522591175064">
                <text:p>13.9522591175064</text:p>
              </table:table-cell>
              <table:table-cell office:value-type="float" office:value="14.0572587627531">
                <text:p>14.0572587627531</text:p>
              </table:table-cell>
              <table:table-cell office:value-type="float" office:value="14.2211071004514">
                <text:p>14.2211071004514</text:p>
              </table:table-cell>
              <table:table-cell office:value-type="float" office:value="14.3113630066">
                <text:p>14.3113630066</text:p>
              </table:table-cell>
              <table:table-cell office:value-type="float" office:value="14.2965002579715">
                <text:p>14.2965002579715</text:p>
              </table:table-cell>
              <table:table-cell office:value-type="float" office:value="14.0673177227683">
                <text:p>14.0673177227683</text:p>
              </table:table-cell>
              <table:table-cell office:value-type="float" office:value="14.4037538776258">
                <text:p>14.4037538776258</text:p>
              </table:table-cell>
              <table:table-cell office:value-type="float" office:value="14.117586935802">
                <text:p>14.117586935802</text:p>
              </table:table-cell>
              <table:table-cell office:value-type="float" office:value="14.4569545192074">
                <text:p>14.4569545192074</text:p>
              </table:table-cell>
              <table:table-cell office:value-type="float" office:value="14.2365587347274">
                <text:p>14.2365587347274</text:p>
              </table:table-cell>
              <table:table-cell office:value-type="float" office:value="14.561973103601">
                <text:p>14.561973103601</text:p>
              </table:table-cell>
              <table:table-cell office:value-type="float" office:value="14.6369342323144">
                <text:p>14.6369342323144</text:p>
              </table:table-cell>
              <table:table-cell office:value-type="float" office:value="14.405112866447">
                <text:p>14.405112866447</text:p>
              </table:table-cell>
              <table:table-cell office:value-type="float" office:value="14.1635365781497">
                <text:p>14.1635365781497</text:p>
              </table:table-cell>
              <table:table-cell office:value-type="float" office:value="14.7472951682805">
                <text:p>14.7472951682805</text:p>
              </table:table-cell>
              <table:table-cell office:value-type="float" office:value="14.2090031231401">
                <text:p>14.2090031231401</text:p>
              </table:table-cell>
              <table:table-cell office:value-type="float" office:value="14.4720329964597">
                <text:p>14.4720329964597</text:p>
              </table:table-cell>
              <table:table-cell office:value-type="float" office:value="14.816038499943">
                <text:p>14.816038499943</text:p>
              </table:table-cell>
              <table:table-cell office:value-type="float" office:value="14.6189800209347">
                <text:p>14.6189800209347</text:p>
              </table:table-cell>
              <table:table-cell office:value-type="float" office:value="14.681943418706">
                <text:p>14.681943418706</text:p>
              </table:table-cell>
              <table:table-cell office:value-type="float" office:value="14.5866808077821">
                <text:p>14.5866808077821</text:p>
              </table:table-cell>
              <table:table-cell office:value-type="float" office:value="14.7558916679326">
                <text:p>14.7558916679326</text:p>
              </table:table-cell>
              <table:table-cell office:value-type="float" office:value="14.9316354184954">
                <text:p>14.9316354184954</text:p>
              </table:table-cell>
              <table:table-cell office:value-type="float" office:value="14.5427430065899">
                <text:p>14.5427430065899</text:p>
              </table:table-cell>
              <table:table-cell office:value-type="float" office:value="14.823816716272">
                <text:p>14.823816716272</text:p>
              </table:table-cell>
              <table:table-cell office:value-type="float" office:value="14.6553928803104">
                <text:p>14.6553928803104</text:p>
              </table:table-cell>
              <table:table-cell office:value-type="float" office:value="14.9220350094999">
                <text:p>14.9220350094999</text:p>
              </table:table-cell>
              <table:table-cell office:value-type="float" office:value="14.8252866158097">
                <text:p>14.8252866158097</text:p>
              </table:table-cell>
              <table:table-cell office:value-type="float" office:value="15.1047698377637">
                <text:p>15.1047698377637</text:p>
              </table:table-cell>
              <table:table-cell office:value-type="float" office:value="14.8335371884363">
                <text:p>14.8335371884363</text:p>
              </table:table-cell>
              <table:table-cell office:value-type="float" office:value="14.9493464259969">
                <text:p>14.9493464259969</text:p>
              </table:table-cell>
              <table:table-cell office:value-type="float" office:value="14.7558780024619">
                <text:p>14.7558780024619</text:p>
              </table:table-cell>
              <table:table-cell office:value-type="float" office:value="15.3041549549932">
                <text:p>15.3041549549932</text:p>
              </table:table-cell>
              <table:table-cell office:value-type="float" office:value="14.7384278004507">
                <text:p>14.7384278004507</text:p>
              </table:table-cell>
              <table:table-cell office:value-type="float" office:value="15.0147897118347">
                <text:p>15.0147897118347</text:p>
              </table:table-cell>
              <table:table-cell office:value-type="float" office:value="15.1856153496167">
                <text:p>15.1856153496167</text:p>
              </table:table-cell>
              <table:table-cell office:value-type="float" office:value="15.236747066776">
                <text:p>15.236747066776</text:p>
              </table:table-cell>
              <table:table-cell office:value-type="float" office:value="14.8884210594512">
                <text:p>14.8884210594512</text:p>
              </table:table-cell>
              <table:table-cell office:value-type="float" office:value="15.227854197539">
                <text:p>15.227854197539</text:p>
              </table:table-cell>
              <table:table-cell office:value-type="float" office:value="14.8427096131461">
                <text:p>14.8427096131461</text:p>
              </table:table-cell>
              <table:table-cell office:value-type="float" office:value="14.4640063581376">
                <text:p>14.4640063581376</text:p>
              </table:table-cell>
              <table:table-cell office:value-type="float" office:value="14.6939250414235">
                <text:p>14.6939250414235</text:p>
              </table:table-cell>
              <table:table-cell office:value-type="float" office:value="14.7613321862586">
                <text:p>14.7613321862586</text:p>
              </table:table-cell>
              <table:table-cell office:value-type="float" office:value="14.768350461902">
                <text:p>14.768350461902</text:p>
              </table:table-cell>
              <table:table-cell office:value-type="float" office:value="14.9458798254022">
                <text:p>14.9458798254022</text:p>
              </table:table-cell>
              <table:table-cell office:value-type="float" office:value="14.8863724817327">
                <text:p>14.8863724817327</text:p>
              </table:table-cell>
              <table:table-cell office:value-type="float" office:value="14.8214183341421">
                <text:p>14.8214183341421</text:p>
              </table:table-cell>
              <table:table-cell office:value-type="float" office:value="14.7317117462659">
                <text:p>14.7317117462659</text:p>
              </table:table-cell>
              <table:table-cell office:value-type="float" office:value="14.9375577578064">
                <text:p>14.9375577578064</text:p>
              </table:table-cell>
              <table:table-cell office:value-type="float" office:value="14.8054484578728">
                <text:p>14.8054484578728</text:p>
              </table:table-cell>
              <table:table-cell office:value-type="float" office:value="14.8940947183262">
                <text:p>14.8940947183262</text:p>
              </table:table-cell>
              <table:table-cell office:value-type="float" office:value="14.7630987940463">
                <text:p>14.7630987940463</text:p>
              </table:table-cell>
              <table:table-cell office:value-type="float" office:value="14.927231896882">
                <text:p>14.927231896882</text:p>
              </table:table-cell>
              <table:table-cell office:value-type="float" office:value="14.6801894313093">
                <text:p>14.6801894313093</text:p>
              </table:table-cell>
              <table:table-cell office:value-type="float" office:value="15.1497039758765">
                <text:p>15.1497039758765</text:p>
              </table:table-cell>
              <table:table-cell office:value-type="float" office:value="14.2033591315198">
                <text:p>14.2033591315198</text:p>
              </table:table-cell>
              <table:table-cell office:value-type="float" office:value="14.4113838737594">
                <text:p>14.4113838737594</text:p>
              </table:table-cell>
              <table:table-cell office:value-type="float" office:value="14.5676569978867">
                <text:p>14.5676569978867</text:p>
              </table:table-cell>
              <table:table-cell office:value-type="float" office:value="14.1470367489099">
                <text:p>14.1470367489099</text:p>
              </table:table-cell>
              <table:table-cell office:value-type="float" office:value="14.2438201452009">
                <text:p>14.2438201452009</text:p>
              </table:table-cell>
              <table:table-cell office:value-type="float" office:value="14.4824665399248">
                <text:p>14.4824665399248</text:p>
              </table:table-cell>
              <table:table-cell office:value-type="float" office:value="14.408565352918">
                <text:p>14.408565352918</text:p>
              </table:table-cell>
              <table:table-cell office:value-type="float" office:value="14.4919116206611">
                <text:p>14.4919116206611</text:p>
              </table:table-cell>
              <table:table-cell office:value-type="float" office:value="14.4324928830205">
                <text:p>14.4324928830205</text:p>
              </table:table-cell>
              <table:table-cell office:value-type="float" office:value="14.6651091967535">
                <text:p>14.6651091967535</text:p>
              </table:table-cell>
              <table:table-cell office:value-type="float" office:value="14.7188047821238">
                <text:p>14.7188047821238</text:p>
              </table:table-cell>
              <table:table-cell office:value-type="float" office:value="14.699868120129">
                <text:p>14.699868120129</text:p>
              </table:table-cell>
              <table:table-cell office:value-type="float" office:value="14.2931662104719">
                <text:p>14.2931662104719</text:p>
              </table:table-cell>
              <table:table-cell office:value-type="float" office:value="14.4317269303392">
                <text:p>14.4317269303392</text:p>
              </table:table-cell>
              <table:table-cell office:value-type="float" office:value="14.5105806832487">
                <text:p>14.5105806832487</text:p>
              </table:table-cell>
              <table:table-cell office:value-type="float" office:value="14.1583142542738">
                <text:p>14.1583142542738</text:p>
              </table:table-cell>
              <table:table-cell office:value-type="float" office:value="14.2807385835807">
                <text:p>14.2807385835807</text:p>
              </table:table-cell>
              <table:table-cell office:value-type="float" office:value="14.1489630069133">
                <text:p>14.1489630069133</text:p>
              </table:table-cell>
              <table:table-cell office:value-type="float" office:value="14.7499236633608">
                <text:p>14.7499236633608</text:p>
              </table:table-cell>
              <table:table-cell office:value-type="float" office:value="14.5140235832385">
                <text:p>14.5140235832385</text:p>
              </table:table-cell>
              <table:table-cell office:value-type="float" office:value="14.31490729144">
                <text:p>14.31490729144</text:p>
              </table:table-cell>
              <table:table-cell office:value-type="float" office:value="14.299073900491">
                <text:p>14.299073900491</text:p>
              </table:table-cell>
              <table:table-cell office:value-type="float" office:value="14.5299401455649">
                <text:p>14.5299401455649</text:p>
              </table:table-cell>
              <table:table-cell office:value-type="float" office:value="14.0275956858107">
                <text:p>14.0275956858107</text:p>
              </table:table-cell>
              <table:table-cell office:value-type="float" office:value="14.2895742292804">
                <text:p>14.2895742292804</text:p>
              </table:table-cell>
              <table:table-cell office:value-type="float" office:value="14.4256607170076">
                <text:p>14.4256607170076</text:p>
              </table:table-cell>
              <table:table-cell office:value-type="float" office:value="14.3112612994545">
                <text:p>14.3112612994545</text:p>
              </table:table-cell>
              <table:table-cell office:value-type="float" office:value="14.1226855353098">
                <text:p>14.1226855353098</text:p>
              </table:table-cell>
              <table:table-cell office:value-type="float" office:value="13.8744661064632">
                <text:p>13.8744661064632</text:p>
              </table:table-cell>
              <table:table-cell office:value-type="float" office:value="14.1106148584602">
                <text:p>14.1106148584602</text:p>
              </table:table-cell>
              <table:table-cell office:value-type="float" office:value="14.4385462075091">
                <text:p>14.4385462075091</text:p>
              </table:table-cell>
              <table:table-cell office:value-type="float" office:value="14.3323397587178">
                <text:p>14.3323397587178</text:p>
              </table:table-cell>
              <table:table-cell office:value-type="float" office:value="14.1331646134229">
                <text:p>14.1331646134229</text:p>
              </table:table-cell>
              <table:table-cell office:value-type="float" office:value="14.2517868140359">
                <text:p>14.2517868140359</text:p>
              </table:table-cell>
              <table:table-cell office:value-type="float" office:value="14.186407193774">
                <text:p>14.186407193774</text:p>
              </table:table-cell>
              <table:table-cell office:value-type="float" office:value="14.3532775990633">
                <text:p>14.3532775990633</text:p>
              </table:table-cell>
              <table:table-cell office:value-type="float" office:value="13.7294556177346">
                <text:p>13.7294556177346</text:p>
              </table:table-cell>
              <table:table-cell office:value-type="float" office:value="14.041833723884">
                <text:p>14.041833723884</text:p>
              </table:table-cell>
              <table:table-cell office:value-type="float" office:value="13.9745445976796">
                <text:p>13.9745445976796</text:p>
              </table:table-cell>
              <table:table-cell office:value-type="float" office:value="13.9532494315654">
                <text:p>13.9532494315654</text:p>
              </table:table-cell>
              <table:table-cell office:value-type="float" office:value="14.1336677310801">
                <text:p>14.1336677310801</text:p>
              </table:table-cell>
              <table:table-cell office:value-type="float" office:value="13.2227215708445">
                <text:p>13.2227215708445</text:p>
              </table:table-cell>
              <table:table-cell office:value-type="float" office:value="14.3418144921234">
                <text:p>14.3418144921234</text:p>
              </table:table-cell>
              <table:table-cell office:value-type="float" office:value="13.3789057038388">
                <text:p>13.3789057038388</text:p>
              </table:table-cell>
              <table:table-cell office:value-type="float" office:value="14.1911546967522">
                <text:p>14.1911546967522</text:p>
              </table:table-cell>
              <table:table-cell office:value-type="float" office:value="14.133274530666">
                <text:p>14.133274530666</text:p>
              </table:table-cell>
              <table:table-cell office:value-type="float" office:value="13.922058028448">
                <text:p>13.922058028448</text:p>
              </table:table-cell>
              <table:table-cell office:value-type="float" office:value="13.8547626945293">
                <text:p>13.8547626945293</text:p>
              </table:table-cell>
              <table:table-cell office:value-type="float" office:value="14.0738465180847">
                <text:p>14.0738465180847</text:p>
              </table:table-cell>
              <table:table-cell office:value-type="float" office:value="13.8772871839567">
                <text:p>13.8772871839567</text:p>
              </table:table-cell>
              <table:table-cell office:value-type="float" office:value="13.9502615535388">
                <text:p>13.9502615535388</text:p>
              </table:table-cell>
              <table:table-cell office:value-type="float" office:value="13.6127290923951">
                <text:p>13.6127290923951</text:p>
              </table:table-cell>
              <table:table-cell office:value-type="float" office:value="13.8128850956173">
                <text:p>13.8128850956173</text:p>
              </table:table-cell>
              <table:table-cell office:value-type="float" office:value="13.7059573348513">
                <text:p>13.7059573348513</text:p>
              </table:table-cell>
              <table:table-cell office:value-type="float" office:value="13.749155847168">
                <text:p>13.749155847168</text:p>
              </table:table-cell>
              <table:table-cell office:value-type="float" office:value="13.7784509718488">
                <text:p>13.7784509718488</text:p>
              </table:table-cell>
              <table:table-cell office:value-type="float" office:value="12.4838386854486">
                <text:p>12.4838386854486</text:p>
              </table:table-cell>
              <table:table-cell office:value-type="float" office:value="13.7625517958673">
                <text:p>13.7625517958673</text:p>
              </table:table-cell>
              <table:table-cell office:value-type="float" office:value="13.5500997587123">
                <text:p>13.5500997587123</text:p>
              </table:table-cell>
              <table:table-cell office:value-type="float" office:value="13.8407512898931">
                <text:p>13.8407512898931</text:p>
              </table:table-cell>
              <table:table-cell office:value-type="float" office:value="13.9234906759529">
                <text:p>13.9234906759529</text:p>
              </table:table-cell>
              <table:table-cell office:value-type="float" office:value="13.4755506320953">
                <text:p>13.4755506320953</text:p>
              </table:table-cell>
              <table:table-cell office:value-type="float" office:value="13.4507819900888">
                <text:p>13.4507819900888</text:p>
              </table:table-cell>
              <table:table-cell office:value-type="float" office:value="13.5319336925917">
                <text:p>13.5319336925917</text:p>
              </table:table-cell>
              <table:table-cell office:value-type="float" office:value="13.5259944961316">
                <text:p>13.5259944961316</text:p>
              </table:table-cell>
              <table:table-cell office:value-type="float" office:value="13.6060793148964">
                <text:p>13.6060793148964</text:p>
              </table:table-cell>
              <table:table-cell office:value-type="float" office:value="13.3574068334344">
                <text:p>13.3574068334344</text:p>
              </table:table-cell>
              <table:table-cell office:value-type="float" office:value="13.2932476150423">
                <text:p>13.2932476150423</text:p>
              </table:table-cell>
              <table:table-cell office:value-type="float" office:value="13.4256372684536">
                <text:p>13.4256372684536</text:p>
              </table:table-cell>
              <table:table-cell office:value-type="float" office:value="13.1104200654695">
                <text:p>13.1104200654695</text:p>
              </table:table-cell>
              <table:table-cell office:value-type="float" office:value="13.3230010445362">
                <text:p>13.3230010445362</text:p>
              </table:table-cell>
              <table:table-cell office:value-type="float" office:value="13.0193279480915">
                <text:p>13.0193279480915</text:p>
              </table:table-cell>
              <table:table-cell office:value-type="float" office:value="13.1261777242275">
                <text:p>13.1261777242275</text:p>
              </table:table-cell>
              <table:table-cell office:value-type="float" office:value="13.3059889152261">
                <text:p>13.3059889152261</text:p>
              </table:table-cell>
              <table:table-cell office:value-type="float" office:value="13.2846895957215">
                <text:p>13.2846895957215</text:p>
              </table:table-cell>
              <table:table-cell office:value-type="float" office:value="13.1701586511085">
                <text:p>13.1701586511085</text:p>
              </table:table-cell>
              <table:table-cell office:value-type="float" office:value="13.2794237197615">
                <text:p>13.2794237197615</text:p>
              </table:table-cell>
              <table:table-cell office:value-type="float" office:value="13.2373039832412">
                <text:p>13.2373039832412</text:p>
              </table:table-cell>
              <table:table-cell office:value-type="float" office:value="13.3573717093012">
                <text:p>13.3573717093012</text:p>
              </table:table-cell>
              <table:table-cell office:value-type="float" office:value="13.1735056394971">
                <text:p>13.1735056394971</text:p>
              </table:table-cell>
              <table:table-cell office:value-type="float" office:value="12.7477787898589">
                <text:p>12.7477787898589</text:p>
              </table:table-cell>
              <table:table-cell office:value-type="float" office:value="13.0931929260571">
                <text:p>13.0931929260571</text:p>
              </table:table-cell>
              <table:table-cell office:value-type="float" office:value="12.9857976358898">
                <text:p>12.9857976358898</text:p>
              </table:table-cell>
              <table:table-cell office:value-type="float" office:value="13.3000255225503">
                <text:p>13.3000255225503</text:p>
              </table:table-cell>
              <table:table-cell office:value-type="float" office:value="12.5429660884079">
                <text:p>12.5429660884079</text:p>
              </table:table-cell>
              <table:table-cell office:value-type="float" office:value="13.2677097107886">
                <text:p>13.2677097107886</text:p>
              </table:table-cell>
              <table:table-cell office:value-type="float" office:value="12.9338419104011">
                <text:p>12.9338419104011</text:p>
              </table:table-cell>
              <table:table-cell office:value-type="float" office:value="12.9316449649781">
                <text:p>12.9316449649781</text:p>
              </table:table-cell>
              <table:table-cell office:value-type="float" office:value="12.9473152910672">
                <text:p>12.9473152910672</text:p>
              </table:table-cell>
              <table:table-cell office:value-type="float" office:value="12.756136366954">
                <text:p>12.756136366954</text:p>
              </table:table-cell>
              <table:table-cell office:value-type="float" office:value="13.0985024763203">
                <text:p>13.0985024763203</text:p>
              </table:table-cell>
              <table:table-cell office:value-type="float" office:value="13.05249294961">
                <text:p>13.05249294961</text:p>
              </table:table-cell>
              <table:table-cell office:value-type="float" office:value="12.636421817754">
                <text:p>12.636421817754</text:p>
              </table:table-cell>
              <table:table-cell office:value-type="float" office:value="12.4570235936637">
                <text:p>12.4570235936637</text:p>
              </table:table-cell>
              <table:table-cell office:value-type="float" office:value="12.9949115131369">
                <text:p>12.9949115131369</text:p>
              </table:table-cell>
              <table:table-cell office:value-type="float" office:value="12.708134718586">
                <text:p>12.708134718586</text:p>
              </table:table-cell>
              <table:table-cell office:value-type="float" office:value="12.4499234694378">
                <text:p>12.44992346943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